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a9b7c6" style:font-name="Courier New1" fo:font-size="9pt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Preformatted_20_Text">
      <style:paragraph-properties fo:margin-top="0cm" fo:margin-bottom="0.499cm" fo:background-color="#2b2b2b">
        <style:background-image/>
      </style:paragraph-properties>
    </style:style>
    <style:style style:name="P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4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1" fo:font-size="9pt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808080"/>
    </style:style>
    <style:style style:name="P7" style:family="paragraph" style:parent-style-name="Preformatted_20_Text">
      <style:paragraph-properties fo:background-color="#2b2b2b">
        <style:background-image/>
      </style:paragraph-properties>
      <style:text-properties fo:color="#808080" style:font-name="Courier New1" fo:font-size="9pt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 style:master-page-name="Standard">
      <style:paragraph-properties style:page-number="auto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break-before="pag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cc7832"/>
    </style:style>
    <style:style style:name="T2" style:family="text">
      <style:text-properties fo:color="#cc7832" style:font-name="Courier New1" fo:font-size="9pt"/>
    </style:style>
    <style:style style:name="T3" style:family="text">
      <style:text-properties fo:color="#6897bb"/>
    </style:style>
    <style:style style:name="T4" style:family="text">
      <style:text-properties fo:color="#6897bb" style:font-name="Courier New1" fo:font-size="9pt"/>
    </style:style>
    <style:style style:name="T5" style:family="text">
      <style:text-properties fo:color="#a9b7c6" style:font-name="Courier New1"/>
    </style:style>
    <style:style style:name="T6" style:family="text">
      <style:text-properties fo:color="#a9b7c6" style:font-name="Courier New1" fo:font-size="9pt"/>
    </style:style>
    <style:style style:name="T7" style:family="text">
      <style:text-properties style:font-name="Courier New1"/>
    </style:style>
    <style:style style:name="T8" style:family="text">
      <style:text-properties style:font-name="Courier New1" fo:font-size="9pt"/>
    </style:style>
    <style:style style:name="T9" style:family="text">
      <style:text-properties fo:color="#b200b2" style:font-name="Courier New1" fo:font-size="9pt"/>
    </style:style>
    <style:style style:name="T10" style:family="text">
      <style:text-properties fo:color="#94558d" style:font-name="Courier New1" fo:font-size="9pt"/>
    </style:style>
    <style:style style:name="T11" style:family="text">
      <style:text-properties fo:color="#ffc66d" style:font-name="Courier New1" fo:font-size="9pt"/>
    </style:style>
    <style:style style:name="T12" style:family="text">
      <style:text-properties fo:color="#bbb529"/>
    </style:style>
    <style:style style:name="T13" style:family="text">
      <style:text-properties fo:color="#bbb529" style:font-name="Courier New1" fo:font-size="9pt"/>
    </style:style>
    <style:style style:name="T14" style:family="text">
      <style:text-properties fo:color="#808080"/>
    </style:style>
    <style:style style:name="T15" style:family="text">
      <style:text-properties fo:color="#808080" style:font-name="Courier New1" fo:font-size="9pt"/>
    </style:style>
    <style:style style:name="T16" style:family="text">
      <style:text-properties fo:color="#8888c6" style:font-name="Courier New1" fo:font-size="9pt"/>
    </style:style>
    <style:style style:name="T17" style:family="text">
      <style:text-properties fo:color="#aa4926" style:font-name="Courier New1" fo:font-size="9pt"/>
    </style:style>
    <style:style style:name="T18" style:family="text">
      <style:text-properties fo:color="#6a8759"/>
    </style:style>
    <style:style style:name="T19" style:family="text">
      <style:text-properties fo:color="#6a8759" style:font-name="Courier New1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in.py</text:p>
      <text:p text:style-name="P1"><text:span text:style-name="T1">import </text:span>os</text:p>
      <text:p text:style-name="P5"><text:span text:style-name="T1">from </text:span>FileInput <text:span text:style-name="T1">import </text:span>FileInput</text:p>
      <text:p text:style-name="P5"><text:span text:style-name="T1">from </text:span>GraphMaker <text:span text:style-name="T1">import </text:span>GraphMaker</text:p>
      <text:p text:style-name="P5"><text:span text:style-name="T1">from </text:span>Renderer <text:span text:style-name="T1">import </text:span>Renderer</text:p>
      <text:p text:style-name="P7"># run program</text:p>
      <text:p text:style-name="P7"># print("Hello world.")</text:p>
      <text:p text:style-name="P5">this_dir = os.path.dirname(os.path.realpath(__file__))</text:p>
      <text:p text:style-name="P5">FileInput.do_file_input(this_dir<text:span text:style-name="T1">, </text:span><text:span text:style-name="T3">4</text:span>)</text:p>
      <text:p text:style-name="P5">GraphMaker.build_nodes()</text:p>
      <text:p text:style-name="P5">GraphMaker.build_connections()</text:p>
      <text:p text:style-name="P7"># for n in GraphMaker.nodes:</text:p>
      <text:p text:style-name="P7"># <text:s text:c="4"/>print(str(n))</text:p>
      <text:p text:style-name="P7"># n = Node()</text:p>
      <text:p text:style-name="P7"># n.set_position((1, 2))</text:p>
      <text:p text:style-name="P7"># print(str(n))</text:p>
      <text:p text:style-name="P7"># n2 = Node()</text:p>
      <text:p text:style-name="P7"># n2.set_position((4, 3))</text:p>
      <text:p text:style-name="P7"># print(str(n2))</text:p>
      <text:p text:style-name="P7"># Solver.initialise_solver(GraphMaker.nodes)</text:p>
      <text:p text:style-name="P7"># Solver.generate_path()</text:p>
      <text:p text:style-name="P7">#</text:p>
      <text:p text:style-name="P7"># Solver.initialise_solver(GraphMaker.nodes)</text:p>
      <text:p text:style-name="P2"><text:span text:style-name="T6">Renderer.render_graph()</text:span></text:p>
      <text:p text:style-name="P10">Renderer.py</text:p>
      <text:p text:style-name="P1"><text:span text:style-name="T1">from </text:span>tkinter <text:span text:style-name="T1">import </text:span>*</text:p>
      <text:p text:style-name="P5"><text:span text:style-name="T1">import </text:span>tkinter <text:span text:style-name="T1">as </text:span>tk</text:p>
      <text:p text:style-name="P5"><text:span text:style-name="T1">from </text:span>Solver <text:span text:style-name="T1">import </text:span>Solver</text:p>
      <text:p text:style-name="P5"><text:span text:style-name="T1">class </text:span>RenderNode:</text:p>
      <text:p text:style-name="P4"><text:s text:c="4"/><text:span text:style-name="T2">def </text:span><text:span text:style-name="T9">__init__</text:span><text:span text:style-name="T8">(</text:span><text:span text:style-name="T10">self</text:span><text:span text:style-name="T8">):</text:span></text:p>
      <text:p text:style-name="P4"><text:s text:c="8"/><text:span text:style-name="T10">self</text:span><text:span text:style-name="T8">.id = -</text:span><text:span text:style-name="T4">1</text:span></text:p>
      <text:p text:style-name="P4"><text:span text:style-name="T3"><text:s text:c="8"/></text:span><text:span text:style-name="T10">self</text:span><text:span text:style-name="T8">.loc = (-</text:span><text:span text:style-name="T4">1</text:span><text:span text:style-name="T2">, </text:span><text:span text:style-name="T8">-</text:span><text:span text:style-name="T4">1</text:span><text:span text:style-name="T8">)</text:span></text:p>
      <text:p text:style-name="P4"><text:s text:c="8"/><text:span text:style-name="T10">self</text:span><text:span text:style-name="T8">.oval = -</text:span><text:span text:style-name="T4">1</text:span></text:p>
      <text:p text:style-name="P4"><text:span text:style-name="T3"><text:s text:c="8"/></text:span><text:span text:style-name="T10">self</text:span><text:span text:style-name="T8">.start = </text:span><text:span text:style-name="T2">False</text:span></text:p>
      <text:p text:style-name="P4"><text:span text:style-name="T1"><text:s text:c="8"/></text:span><text:span text:style-name="T10">self</text:span><text:span text:style-name="T8">.goal = </text:span><text:span text:style-name="T2">False</text:span></text:p>
      <text:p text:style-name="P4"><text:span text:style-name="T1"><text:s text:c="8"/></text:span><text:span text:style-name="T10">self</text:span><text:span text:style-name="T8">.selected = </text:span><text:span text:style-name="T2">False</text:span></text:p>
      <text:p text:style-name="P4"><text:span text:style-name="T1"><text:s text:c="8"/></text:span><text:span text:style-name="T10">self</text:span><text:span text:style-name="T8">.visited = </text:span><text:span text:style-name="T2">False</text:span></text:p>
      <text:p text:style-name="P4"><text:span text:style-name="T1"><text:s text:c="8"/></text:span><text:span text:style-name="T10">self</text:span><text:span text:style-name="T8">.examined = </text:span><text:span text:style-name="T2">False</text:span></text:p>
      <text:p text:style-name="P4"><text:span text:style-name="T1"><text:s text:c="4"/></text:span><text:span text:style-name="T2">def </text:span><text:span text:style-name="T11">get_solver_node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8">Solver.solver_nodes[</text:span><text:span text:style-name="T10">self</text:span><text:span text:style-name="T8">.id]</text:span></text:p>
      <text:p text:style-name="P4"><text:s text:c="4"/><text:span text:style-name="T2">def </text:span><text:span text:style-name="T11">get_x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10">self</text:span><text:span text:style-name="T8">.loc[</text:span><text:span text:style-name="T4">0</text:span><text:span text:style-name="T8">]</text:span></text:p>
      <text:p text:style-name="P4"><text:s text:c="4"/><text:span text:style-name="T2">def </text:span><text:span text:style-name="T11">get_y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10">self</text:span><text:span text:style-name="T8">.loc[</text:span><text:span text:style-name="T4">1</text:span><text:span text:style-name="T8">]</text:span></text:p>
      <text:p text:style-name="P5"><text:span text:style-name="T1">class </text:span>Renderer:</text:p>
      <text:p text:style-name="P4"><text:s text:c="4"/><text:span text:style-name="T8">scale = </text:span><text:span text:style-name="T4">20</text:span></text:p>
      <text:p text:style-name="P4"><text:span text:style-name="T3"><text:s text:c="4"/></text:span><text:span text:style-name="T8">oval_radius = </text:span><text:span text:style-name="T4">10</text:span></text:p>
      <text:p text:style-name="P4"><text:span text:style-name="T3"><text:s text:c="4"/></text:span><text:span text:style-name="T8">render_nodes = []</text:span></text:p>
      <text:p text:style-name="P4"><text:s text:c="4"/><text:span text:style-name="T8">inspected = []</text:span></text:p>
      <text:p text:style-name="P4"><text:s text:c="4"/><text:span text:style-name="T8">selected = -</text:span><text:span text:style-name="T4">1</text:span></text:p>
      <text:p text:style-name="P4"><text:span text:style-name="T3"><text:s text:c="4"/></text:span><text:span text:style-name="T8">min_x = </text:span><text:span text:style-name="T4">0</text:span></text:p>
      <text:p text:style-name="P4"><text:span text:style-name="T3"><text:s text:c="4"/></text:span><text:span text:style-name="T8">min_y = </text:span><text:span text:style-name="T4">0</text:span></text:p>
      <text:p text:style-name="P4"><text:span text:style-name="T3"><text:s text:c="4"/></text:span><text:span text:style-name="T8">width = </text:span><text:span text:style-name="T4">0</text:span></text:p>
      <text:p text:style-name="P4"><text:span text:style-name="T3"><text:s text:c="4"/></text:span><text:span text:style-name="T8">height = </text:span><text:span text:style-name="T4">0</text:span></text:p>
      <text:p text:style-name="P4"><text:span text:style-name="T3"><text:s text:c="4"/></text:span><text:span text:style-name="T8">window = Tk()</text:span></text:p>
      <text:p text:style-name="P4"><text:s text:c="4"/><text:span text:style-name="T8">canvas = -</text:span><text:span text:style-name="T4">1</text:span></text:p>
      <text:p text:style-name="P4"><text:span text:style-name="T3"><text:s text:c="4"/></text:span><text:span text:style-name="T8">queue_frame = -</text:span><text:span text:style-name="T4">1</text:span></text:p>
      <text:p text:style-name="P4"><text:span text:style-name="T3"><text:s text:c="4"/></text:span><text:span text:style-name="T8">labels = []</text:span></text:p>
      <text:p text:style-name="P4"><text:s text:c="4"/><text:span text:style-name="T8">key_canvas = -</text:span><text:span text:style-name="T4">1</text:span></text:p>
      <text:p text:style-name="P4"><text:span text:style-name="T3"><text:s text:c="4"/></text:span><text:span text:style-name="T8">label_route = -</text:span><text:span text:style-name="T4">1</text:span></text:p>
      <text:p text:style-name="P4"><text:span text:style-name="T3"><text:s text:c="4"/></text:span><text:span text:style-name="T13">@staticmethod</text:span></text:p>
      <text:p text:style-name="P4"><text:span text:style-name="T12"><text:s text:c="4"/></text:span><text:span text:style-name="T2">def </text:span><text:span text:style-name="T11">reset</text:span><text:span text:style-name="T8">():</text:span></text:p>
      <text:p text:style-name="P4"><text:s text:c="8"/><text:span text:style-name="T8">Renderer.scale = </text:span><text:span text:style-name="T4">20</text:span></text:p>
      <text:p text:style-name="P4"><text:span text:style-name="T3"><text:s text:c="8"/></text:span><text:span text:style-name="T15"># Reset trackers</text:span></text:p>
      <text:p text:style-name="P4"><text:span text:style-name="T14"><text:s text:c="8"/></text:span><text:span text:style-name="T8">Renderer.inspected = []</text:span></text:p>
      <text:p text:style-name="P4"><text:s text:c="8"/><text:span text:style-name="T8">Renderer.selected = </text:span><text:span text:style-name="T4">0</text:span></text:p>
      <text:p text:style-name="P4"><text:span text:style-name="T3"><text:s text:c="8"/></text:span><text:span text:style-name="T15"># Reset render nodes</text:span></text:p>
      <text:p text:style-name="P4"><text:span text:style-name="T14"><text:s text:c="8"/></text:span><text:span text:style-name="T2">for </text:span><text:span text:style-name="T8">rn </text:span><text:span text:style-name="T2">in </text:span><text:span text:style-name="T8">Renderer.render_nodes:</text:span></text:p>
      <text:p text:style-name="P4"><text:s text:c="12"/><text:span text:style-name="T8">rn.selected = </text:span><text:span text:style-name="T2">False</text:span></text:p>
      <text:p text:style-name="P4"><text:span text:style-name="T1"><text:s text:c="12"/></text:span><text:span text:style-name="T8">rn.visited = </text:span><text:span text:style-name="T2">False</text:span></text:p>
      <text:p text:style-name="P4"><text:span text:style-name="T1"><text:s text:c="12"/></text:span><text:span text:style-name="T8">rn.examined = </text:span><text:span text:style-name="T2">False</text:span></text:p>
      <text:p text:style-name="P4"><text:span text:style-name="T1"><text:s text:c="8"/></text:span><text:span text:style-name="T8">Renderer.render_nodes[</text:span><text:span text:style-name="T4">0</text:span><text:span text:style-name="T8">].selected = </text:span><text:span text:style-name="T2">True</text:span></text:p>
      <text:p text:style-name="P4"><text:span text:style-name="T1"><text:s text:c="8"/></text:span><text:span text:style-name="T8">Renderer.render_nodes[</text:span><text:span text:style-name="T4">0</text:span><text:span text:style-name="T8">].visited = </text:span><text:span text:style-name="T2">True</text:span></text:p>
      <text:p text:style-name="P4"><text:span text:style-name="T1"><text:s text:c="8"/></text:span><text:span text:style-name="T8">Renderer.render_nodes[</text:span><text:span text:style-name="T4">0</text:span><text:span text:style-name="T8">].examined = </text:span><text:span text:style-name="T2">True</text:span></text:p>
      <text:p text:style-name="P4"><text:span text:style-name="T1"><text:s text:c="8"/></text:span><text:span text:style-name="T15"># Reset labels</text:span></text:p>
      <text:p text:style-name="P4"><text:span text:style-name="T14"><text:s text:c="8"/></text:span><text:span text:style-name="T2">for </text:span><text:span text:style-name="T8">i </text:span><text:span text:style-name="T2">in </text:span><text:span text:style-name="T16">range</text:span><text:span text:style-name="T8">(</text:span><text:span text:style-name="T4">5</text:span><text:span text:style-name="T8">):</text:span></text:p>
      <text:p text:style-name="P4"><text:s text:c="12"/><text:span text:style-name="T8">Renderer.labels[i].config(</text:span><text:span text:style-name="T17">text</text:span><text:span text:style-name="T8">=</text:span><text:span text:style-name="T19">""</text:span><text:span text:style-name="T8">)</text:span></text:p>
      <text:p text:style-name="P4"><text:s text:c="8"/><text:span text:style-name="T8">Renderer.key_canvas.itemconfig(Renderer.label_route</text:span><text:span text:style-name="T2">, </text:span><text:span text:style-name="T17">text</text:span><text:span text:style-name="T8">=</text:span><text:span text:style-name="T19">"Selected"</text:span><text:span text:style-name="T8">)</text:span></text:p>
      <text:p text:style-name="P4"><text:s text:c="8"/><text:span text:style-name="T8">Solver.initialise_solver()</text:span></text:p>
      <text:p text:style-name="P4"><text:s text:c="8"/><text:span text:style-name="T8">Renderer.draw_nodes()</text:span></text:p>
      <text:p text:style-name="P4"><text:s text:c="4"/><text:span text:style-name="T13">@staticmethod</text:span></text:p>
      <text:p text:style-name="P4"><text:span text:style-name="T12"><text:s text:c="4"/></text:span><text:span text:style-name="T2">def </text:span><text:span text:style-name="T11">render_graph</text:span><text:span text:style-name="T8">():</text:span></text:p>
      <text:p text:style-name="P4"><text:s text:c="8"/><text:span text:style-name="T2">if not </text:span><text:span text:style-name="T8">Solver.ready:</text:span></text:p>
      <text:p text:style-name="P4"><text:s text:c="12"/><text:span text:style-name="T8">Solver.initialise_solver()</text:span></text:p>
      <text:p text:style-name="P4"><text:s text:c="8"/><text:span text:style-name="T8">min_x = </text:span><text:span text:style-name="T4">9999999</text:span></text:p>
      <text:p text:style-name="P4"><text:span text:style-name="T3"><text:s text:c="8"/></text:span><text:span text:style-name="T8">max_x = -</text:span><text:span text:style-name="T4">9999999</text:span></text:p>
      <text:p text:style-name="P4"><text:soft-page-break/><text:span text:style-name="T3"><text:s text:c="8"/></text:span><text:span text:style-name="T8">min_y = </text:span><text:span text:style-name="T4">9999999</text:span></text:p>
      <text:p text:style-name="P4"><text:span text:style-name="T3"><text:s text:c="8"/></text:span><text:span text:style-name="T8">max_y = -</text:span><text:span text:style-name="T4">9999999</text:span></text:p>
      <text:p text:style-name="P4"><text:span text:style-name="T3"><text:s text:c="8"/></text:span><text:span text:style-name="T2">for </text:span><text:span text:style-name="T8">i </text:span><text:span text:style-name="T2">in </text:span><text:span text:style-name="T16">range</text:span><text:span text:style-name="T8">(</text:span><text:span text:style-name="T16">len</text:span><text:span text:style-name="T8">(Solver.solver_nodes)):</text:span></text:p>
      <text:p text:style-name="P4"><text:s text:c="12"/><text:span text:style-name="T15"># Make the new render node</text:span></text:p>
      <text:p text:style-name="P4"><text:span text:style-name="T14"><text:s text:c="12"/></text:span><text:span text:style-name="T8">rn = RenderNode()</text:span></text:p>
      <text:p text:style-name="P4"><text:s text:c="12"/><text:span text:style-name="T8">rn.id = i</text:span></text:p>
      <text:p text:style-name="P4"><text:s text:c="12"/><text:span text:style-name="T8">rn.loc = Solver.solver_nodes[i].get_node().get_position()</text:span></text:p>
      <text:p text:style-name="P4"><text:s text:c="12"/><text:span text:style-name="T15"># To calculate screen details</text:span></text:p>
      <text:p text:style-name="P4"><text:span text:style-name="T14"><text:s text:c="12"/></text:span><text:span text:style-name="T2">if </text:span><text:span text:style-name="T8">rn.loc[</text:span><text:span text:style-name="T4">0</text:span><text:span text:style-name="T8">] &lt; min_x:</text:span></text:p>
      <text:p text:style-name="P4"><text:s text:c="16"/><text:span text:style-name="T8">min_x = rn.loc[</text:span><text:span text:style-name="T4">0</text:span><text:span text:style-name="T8">]</text:span></text:p>
      <text:p text:style-name="P4"><text:s text:c="12"/><text:span text:style-name="T2">if </text:span><text:span text:style-name="T8">rn.loc[</text:span><text:span text:style-name="T4">0</text:span><text:span text:style-name="T8">] &gt; max_x:</text:span></text:p>
      <text:p text:style-name="P4"><text:s text:c="16"/><text:span text:style-name="T8">max_x = rn.loc[</text:span><text:span text:style-name="T4">0</text:span><text:span text:style-name="T8">]</text:span></text:p>
      <text:p text:style-name="P4"><text:s text:c="12"/><text:span text:style-name="T2">if </text:span><text:span text:style-name="T8">rn.loc[</text:span><text:span text:style-name="T4">1</text:span><text:span text:style-name="T8">] &lt; min_y:</text:span></text:p>
      <text:p text:style-name="P4"><text:s text:c="16"/><text:span text:style-name="T8">min_y = rn.loc[</text:span><text:span text:style-name="T4">1</text:span><text:span text:style-name="T8">]</text:span></text:p>
      <text:p text:style-name="P4"><text:s text:c="12"/><text:span text:style-name="T2">if </text:span><text:span text:style-name="T8">rn.loc[</text:span><text:span text:style-name="T4">1</text:span><text:span text:style-name="T8">] &gt; max_y:</text:span></text:p>
      <text:p text:style-name="P4"><text:s text:c="16"/><text:span text:style-name="T8">max_y = rn.loc[</text:span><text:span text:style-name="T4">1</text:span><text:span text:style-name="T8">]</text:span></text:p>
      <text:p text:style-name="P4"><text:s text:c="12"/><text:span text:style-name="T8">Renderer.render_nodes.append(rn)</text:span></text:p>
      <text:p text:style-name="P4"><text:s text:c="8"/><text:span text:style-name="T15"># Save screen details</text:span></text:p>
      <text:p text:style-name="P4"><text:span text:style-name="T14"><text:s text:c="8"/></text:span><text:span text:style-name="T8">Renderer.min_x = </text:span><text:span text:style-name="T4">1 </text:span><text:span text:style-name="T8">- min_x</text:span></text:p>
      <text:p text:style-name="P4"><text:s text:c="8"/><text:span text:style-name="T8">Renderer.min_y = </text:span><text:span text:style-name="T4">1 </text:span><text:span text:style-name="T8">- min_y</text:span></text:p>
      <text:p text:style-name="P4"><text:s text:c="8"/><text:span text:style-name="T8">Renderer.width = max_x - min_x + </text:span><text:span text:style-name="T4">2</text:span></text:p>
      <text:p text:style-name="P4"><text:span text:style-name="T3"><text:s text:c="8"/></text:span><text:span text:style-name="T8">Renderer.height = max_y - min_y + </text:span><text:span text:style-name="T4">2</text:span></text:p>
      <text:p text:style-name="P4"><text:span text:style-name="T3"><text:s text:c="8"/></text:span><text:span text:style-name="T2">if </text:span><text:span text:style-name="T8">Renderer.width &lt; </text:span><text:span text:style-name="T4">4 </text:span><text:span text:style-name="T2">or </text:span><text:span text:style-name="T8">Renderer.height &lt; </text:span><text:span text:style-name="T4">4</text:span><text:span text:style-name="T8">:</text:span></text:p>
      <text:p text:style-name="P4"><text:s text:c="12"/><text:span text:style-name="T8">Renderer.scale = </text:span><text:span text:style-name="T4">60</text:span></text:p>
      <text:p text:style-name="P4"><text:span text:style-name="T3"><text:s text:c="8"/></text:span><text:span text:style-name="T15"># Start node</text:span></text:p>
      <text:p text:style-name="P4"><text:span text:style-name="T14"><text:s text:c="8"/></text:span><text:span text:style-name="T8">Renderer.render_nodes[</text:span><text:span text:style-name="T4">0</text:span><text:span text:style-name="T8">].start = </text:span><text:span text:style-name="T2">True</text:span></text:p>
      <text:p text:style-name="P4"><text:span text:style-name="T1"><text:s text:c="8"/></text:span><text:span text:style-name="T8">Renderer.render_nodes[</text:span><text:span text:style-name="T4">0</text:span><text:span text:style-name="T8">].selected = </text:span><text:span text:style-name="T2">True</text:span></text:p>
      <text:p text:style-name="P4"><text:span text:style-name="T1"><text:s text:c="8"/></text:span><text:span text:style-name="T8">Renderer.render_nodes[</text:span><text:span text:style-name="T4">0</text:span><text:span text:style-name="T8">].visited = </text:span><text:span text:style-name="T2">True</text:span></text:p>
      <text:p text:style-name="P4"><text:span text:style-name="T1"><text:s text:c="8"/></text:span><text:span text:style-name="T8">Renderer.render_nodes[</text:span><text:span text:style-name="T4">0</text:span><text:span text:style-name="T8">].examined = </text:span><text:span text:style-name="T2">True</text:span></text:p>
      <text:p text:style-name="P4"><text:span text:style-name="T1"><text:s text:c="8"/></text:span><text:span text:style-name="T8">Renderer.selected = </text:span><text:span text:style-name="T4">0</text:span></text:p>
      <text:p text:style-name="P4"><text:span text:style-name="T3"><text:s text:c="8"/></text:span><text:span text:style-name="T15"># Goal node</text:span></text:p>
      <text:p text:style-name="P4"><text:span text:style-name="T14"><text:s text:c="8"/></text:span><text:span text:style-name="T8">Renderer.render_nodes[</text:span><text:span text:style-name="T16">len</text:span><text:span text:style-name="T8">(Renderer.render_nodes) - </text:span><text:span text:style-name="T4">1</text:span><text:span text:style-name="T8">].goal = </text:span><text:span text:style-name="T2">True</text:span></text:p>
      <text:p text:style-name="P4"><text:span text:style-name="T1"><text:s text:c="8"/></text:span><text:span text:style-name="T15"># Window set up</text:span></text:p>
      <text:p text:style-name="P4"><text:span text:style-name="T14"><text:s text:c="8"/></text:span><text:span text:style-name="T8">Renderer.window.title(</text:span><text:span text:style-name="T19">"Graph Solver"</text:span><text:span text:style-name="T8">)</text:span></text:p>
      <text:p text:style-name="P4"><text:s text:c="8"/><text:span text:style-name="T8">Renderer.window.geometry(</text:span><text:span text:style-name="T16">str</text:span><text:span text:style-name="T8">(Renderer.width * Renderer.scale + </text:span><text:span text:style-name="T4">320</text:span><text:span text:style-name="T8">) + </text:span><text:span text:style-name="T19">"x" </text:span><text:span text:style-name="T8">+</text:span></text:p>
      <text:p text:style-name="P4"><text:s text:c="33"/><text:span text:style-name="T16">str</text:span><text:span text:style-name="T8">(Renderer.height * Renderer.scale + </text:span><text:span text:style-name="T4">100</text:span><text:span text:style-name="T8">))</text:span></text:p>
      <text:p text:style-name="P4"><text:s text:c="8"/><text:span text:style-name="T15"># Queue frame set up</text:span></text:p>
      <text:p text:style-name="P4"><text:span text:style-name="T14"><text:s text:c="8"/></text:span><text:span text:style-name="T8">queue_frame = Frame(Renderer.window)</text:span></text:p>
      <text:p text:style-name="P4"><text:s text:c="8"/><text:span text:style-name="T8">queue_frame.grid(</text:span><text:span text:style-name="T17">column</text:span><text:span text:style-name="T8">=</text:span><text:span text:style-name="T4">3</text:span><text:span text:style-name="T2">, </text:span><text:span text:style-name="T17">row</text:span><text:span text:style-name="T8">=</text:span><text:span text:style-name="T4">0</text:span><text:span text:style-name="T8">)</text:span></text:p>
      <text:p text:style-name="P4"><text:s text:c="8"/><text:span text:style-name="T8">queue_header = Label(queue_frame</text:span><text:span text:style-name="T2">, </text:span><text:span text:style-name="T17">text</text:span><text:span text:style-name="T8">=</text:span><text:span text:style-name="T19">"Dijkstra queue:"</text:span><text:span text:style-name="T8">)</text:span></text:p>
      <text:p text:style-name="P4"><text:s text:c="8"/><text:span text:style-name="T8">queue_header.grid(</text:span><text:span text:style-name="T17">row</text:span><text:span text:style-name="T8">=</text:span><text:span text:style-name="T4">0</text:span><text:span text:style-name="T2">, </text:span><text:span text:style-name="T17">sticky</text:span><text:span text:style-name="T8">=N+W)</text:span></text:p>
      <text:p text:style-name="P4"><text:s text:c="8"/><text:span text:style-name="T8">l1 = Label(queue_frame)</text:span></text:p>
      <text:p text:style-name="P4"><text:s text:c="8"/><text:span text:style-name="T8">l1.grid(</text:span><text:span text:style-name="T17">row</text:span><text:span text:style-name="T8">=</text:span><text:span text:style-name="T4">1</text:span><text:span text:style-name="T2">, </text:span><text:span text:style-name="T17">sticky</text:span><text:span text:style-name="T8">=W)</text:span></text:p>
      <text:p text:style-name="P4"><text:s text:c="8"/><text:span text:style-name="T8">Renderer.labels.append(l1)</text:span></text:p>
      <text:p text:style-name="P4"><text:s text:c="8"/><text:span text:style-name="T8">l2 = Label(queue_frame)</text:span></text:p>
      <text:p text:style-name="P4"><text:s text:c="8"/><text:span text:style-name="T8">l2.grid(</text:span><text:span text:style-name="T17">row</text:span><text:span text:style-name="T8">=</text:span><text:span text:style-name="T4">2</text:span><text:span text:style-name="T2">, </text:span><text:span text:style-name="T17">sticky</text:span><text:span text:style-name="T8">=W)</text:span></text:p>
      <text:p text:style-name="P4"><text:s text:c="8"/><text:span text:style-name="T8">Renderer.labels.append(l2)</text:span></text:p>
      <text:p text:style-name="P4"><text:s text:c="8"/><text:span text:style-name="T8">l3 = Label(queue_frame)</text:span></text:p>
      <text:p text:style-name="P4"><text:s text:c="8"/><text:span text:style-name="T8">l3.grid(</text:span><text:span text:style-name="T17">row</text:span><text:span text:style-name="T8">=</text:span><text:span text:style-name="T4">3</text:span><text:span text:style-name="T2">, </text:span><text:span text:style-name="T17">sticky</text:span><text:span text:style-name="T8">=W)</text:span></text:p>
      <text:p text:style-name="P4"><text:s text:c="8"/><text:span text:style-name="T8">Renderer.labels.append(l3)</text:span></text:p>
      <text:p text:style-name="P4"><text:s text:c="8"/><text:span text:style-name="T8">l4 = Label(queue_frame)</text:span></text:p>
      <text:p text:style-name="P4"><text:s text:c="8"/><text:span text:style-name="T8">l4.grid(</text:span><text:span text:style-name="T17">row</text:span><text:span text:style-name="T8">=</text:span><text:span text:style-name="T4">4</text:span><text:span text:style-name="T2">, </text:span><text:span text:style-name="T17">sticky</text:span><text:span text:style-name="T8">=W)</text:span></text:p>
      <text:p text:style-name="P4"><text:s text:c="8"/><text:span text:style-name="T8">Renderer.labels.append(l4)</text:span></text:p>
      <text:p text:style-name="P4"><text:s text:c="8"/><text:span text:style-name="T8">l5 = Label(queue_frame)</text:span></text:p>
      <text:p text:style-name="P4"><text:s text:c="8"/><text:span text:style-name="T8">l5.grid(</text:span><text:span text:style-name="T17">row</text:span><text:span text:style-name="T8">=</text:span><text:span text:style-name="T4">5</text:span><text:span text:style-name="T2">, </text:span><text:span text:style-name="T17">sticky</text:span><text:span text:style-name="T8">=W)</text:span></text:p>
      <text:p text:style-name="P4"><text:s text:c="8"/><text:span text:style-name="T8">Renderer.labels.append(l5)</text:span></text:p>
      <text:p text:style-name="P4"><text:s text:c="8"/><text:span text:style-name="T15"># Button frame set up</text:span></text:p>
      <text:p text:style-name="P4"><text:span text:style-name="T14"><text:s text:c="8"/></text:span><text:span text:style-name="T8">bottomframe = Frame(Renderer.window)</text:span></text:p>
      <text:p text:style-name="P4"><text:s text:c="8"/><text:span text:style-name="T8">bottomframe.grid(</text:span><text:span text:style-name="T17">column</text:span><text:span text:style-name="T8">=</text:span><text:span text:style-name="T4">2</text:span><text:span text:style-name="T2">, </text:span><text:span text:style-name="T17">row</text:span><text:span text:style-name="T8">=</text:span><text:span text:style-name="T4">2</text:span><text:span text:style-name="T8">)</text:span></text:p>
      <text:p text:style-name="P4"><text:s text:c="8"/><text:span text:style-name="T15"># Button for reset</text:span></text:p>
      <text:p text:style-name="P4"><text:span text:style-name="T14"><text:s text:c="8"/></text:span><text:span text:style-name="T8">reset_button = Button(Renderer.window</text:span><text:span text:style-name="T2">, </text:span><text:span text:style-name="T17">text</text:span><text:span text:style-name="T8">=</text:span><text:span text:style-name="T19">"Reset"</text:span><text:span text:style-name="T2">, </text:span><text:span text:style-name="T17">fg</text:span><text:span text:style-name="T8">=</text:span><text:span text:style-name="T19">"black"</text:span><text:span text:style-name="T2">, </text:span><text:soft-page-break/><text:span text:style-name="T17">command</text:span><text:span text:style-name="T8">=Renderer.reset)</text:span></text:p>
      <text:p text:style-name="P4"><text:s text:c="8"/><text:span text:style-name="T8">reset_button.grid(</text:span><text:span text:style-name="T17">column</text:span><text:span text:style-name="T8">=</text:span><text:span text:style-name="T4">3</text:span><text:span text:style-name="T2">, </text:span><text:span text:style-name="T17">row</text:span><text:span text:style-name="T8">=</text:span><text:span text:style-name="T4">2</text:span><text:span text:style-name="T2">, </text:span><text:span text:style-name="T17">sticky</text:span><text:span text:style-name="T8">=N+W)</text:span></text:p>
      <text:p text:style-name="P4"><text:s text:c="8"/><text:span text:style-name="T15"># Button for all</text:span></text:p>
      <text:p text:style-name="P4"><text:span text:style-name="T14"><text:s text:c="8"/></text:span><text:span text:style-name="T8">all_button = Button(bottomframe</text:span><text:span text:style-name="T2">, </text:span><text:span text:style-name="T17">text</text:span><text:span text:style-name="T8">=</text:span><text:span text:style-name="T19">"Jump to end"</text:span><text:span text:style-name="T2">, </text:span><text:span text:style-name="T17">fg</text:span><text:span text:style-name="T8">=</text:span><text:span text:style-name="T19">"black"</text:span><text:span text:style-name="T2">, </text:span><text:span text:style-name="T17">command</text:span><text:span text:style-name="T8">=Renderer.do_all)</text:span></text:p>
      <text:p text:style-name="P4"><text:s text:c="8"/><text:span text:style-name="T8">all_button.pack(</text:span><text:span text:style-name="T17">side</text:span><text:span text:style-name="T8">=RIGHT</text:span><text:span text:style-name="T2">, </text:span><text:span text:style-name="T17">fill</text:span><text:span text:style-name="T8">=X)</text:span></text:p>
      <text:p text:style-name="P4"><text:s text:c="8"/><text:span text:style-name="T15"># Button for stepping</text:span></text:p>
      <text:p text:style-name="P4"><text:span text:style-name="T14"><text:s text:c="8"/></text:span><text:span text:style-name="T8">step_button = Button(bottomframe</text:span><text:span text:style-name="T2">, </text:span><text:span text:style-name="T17">text</text:span><text:span text:style-name="T8">=</text:span><text:span text:style-name="T19">"Step forward"</text:span><text:span text:style-name="T2">, </text:span><text:span text:style-name="T17">fg</text:span><text:span text:style-name="T8">=</text:span><text:span text:style-name="T19">"black"</text:span><text:span text:style-name="T2">, </text:span><text:span text:style-name="T17">command</text:span><text:span text:style-name="T8">=Renderer.do_step)</text:span></text:p>
      <text:p text:style-name="P4"><text:s text:c="8"/><text:span text:style-name="T8">step_button.pack(</text:span><text:span text:style-name="T17">side</text:span><text:span text:style-name="T8">=LEFT</text:span><text:span text:style-name="T2">, </text:span><text:span text:style-name="T17">fill</text:span><text:span text:style-name="T8">=X)</text:span></text:p>
      <text:p text:style-name="P4"><text:s text:c="8"/><text:span text:style-name="T15"># Canvas set up</text:span></text:p>
      <text:p text:style-name="P4"><text:span text:style-name="T14"><text:s text:c="8"/></text:span><text:span text:style-name="T8">Renderer.canvas = Canvas(Renderer.window</text:span><text:span text:style-name="T2">, </text:span><text:span text:style-name="T17">width</text:span><text:span text:style-name="T8">=Renderer.width * Renderer.scale</text:span><text:span text:style-name="T2">,</text:span></text:p>
      <text:p text:style-name="P4"><text:span text:style-name="T1"><text:s text:c="33"/></text:span><text:span text:style-name="T17">height</text:span><text:span text:style-name="T8">=Renderer.height * Renderer.scale)</text:span></text:p>
      <text:p text:style-name="P4"><text:s text:c="8"/><text:span text:style-name="T8">Renderer.canvas.grid(</text:span><text:span text:style-name="T17">column</text:span><text:span text:style-name="T8">=</text:span><text:span text:style-name="T4">1</text:span><text:span text:style-name="T2">, </text:span><text:span text:style-name="T17">row</text:span><text:span text:style-name="T8">=</text:span><text:span text:style-name="T4">0</text:span><text:span text:style-name="T2">, </text:span><text:span text:style-name="T17">columnspan</text:span><text:span text:style-name="T8">=</text:span><text:span text:style-name="T4">2</text:span><text:span text:style-name="T2">, </text:span><text:span text:style-name="T17">rowspan</text:span><text:span text:style-name="T8">=</text:span><text:span text:style-name="T4">2</text:span><text:span text:style-name="T8">)</text:span></text:p>
      <text:p text:style-name="P4"><text:s text:c="8"/><text:span text:style-name="T15"># Key set up</text:span></text:p>
      <text:p text:style-name="P4"><text:span text:style-name="T14"><text:s text:c="8"/></text:span><text:span text:style-name="T8">key = Canvas(Renderer.window</text:span><text:span text:style-name="T2">, </text:span><text:span text:style-name="T17">width</text:span><text:span text:style-name="T8">=</text:span><text:span text:style-name="T4">100</text:span><text:span text:style-name="T2">, </text:span><text:span text:style-name="T17">height</text:span><text:span text:style-name="T8">=Renderer.height * Renderer.scale)</text:span></text:p>
      <text:p text:style-name="P4"><text:s text:c="8"/><text:span text:style-name="T8">key.grid(</text:span><text:span text:style-name="T17">column</text:span><text:span text:style-name="T8">=</text:span><text:span text:style-name="T4">0</text:span><text:span text:style-name="T2">, </text:span><text:span text:style-name="T17">row</text:span><text:span text:style-name="T8">=</text:span><text:span text:style-name="T4">0</text:span><text:span text:style-name="T2">, </text:span><text:span text:style-name="T17">rowspan</text:span><text:span text:style-name="T8">=</text:span><text:span text:style-name="T4">2</text:span><text:span text:style-name="T8">)</text:span></text:p>
      <text:p text:style-name="P4"><text:s text:c="8"/><text:span text:style-name="T8">Renderer.key_canvas = key</text:span></text:p>
      <text:p text:style-name="P4"><text:s text:c="8"/><text:span text:style-name="T8">key.create_text(</text:span><text:span text:style-name="T4">4</text:span><text:span text:style-name="T2">, </text:span><text:span text:style-name="T4">13</text:span><text:span text:style-name="T2">, </text:span><text:span text:style-name="T17">anchor</text:span><text:span text:style-name="T8">=W</text:span><text:span text:style-name="T2">, </text:span><text:span text:style-name="T17">text</text:span><text:span text:style-name="T8">=</text:span><text:span text:style-name="T19">"Key:"</text:span><text:span text:style-name="T8">)</text:span></text:p>
      <text:p text:style-name="P4"><text:s text:c="8"/><text:span text:style-name="T8">y_val = </text:span><text:span text:style-name="T4">25</text:span></text:p>
      <text:p text:style-name="P4"><text:span text:style-name="T3"><text:s text:c="8"/></text:span><text:span text:style-name="T8">space = </text:span><text:span text:style-name="T4">5</text:span></text:p>
      <text:p text:style-name="P4"><text:span text:style-name="T3"><text:s text:c="8"/></text:span><text:span text:style-name="T8">key.create_oval(</text:span><text:span text:style-name="T4">3</text:span><text:span text:style-name="T2">, </text:span><text:span text:style-name="T8">y_val</text:span><text:span text:style-name="T2">, </text:span><text:span text:style-name="T4">23</text:span><text:span text:style-name="T2">, </text:span><text:span text:style-name="T8">y_val + </text:span><text:span text:style-name="T4">20</text:span><text:span text:style-name="T2">, </text:span><text:span text:style-name="T17">fill</text:span><text:span text:style-name="T8">=</text:span><text:span text:style-name="T19">"#2eb82e"</text:span><text:span text:style-name="T8">)</text:span></text:p>
      <text:p text:style-name="P4"><text:s text:c="8"/><text:span text:style-name="T8">key.create_text(</text:span><text:span text:style-name="T4">28</text:span><text:span text:style-name="T2">, </text:span><text:span text:style-name="T8">y_val + </text:span><text:span text:style-name="T4">10</text:span><text:span text:style-name="T2">, </text:span><text:span text:style-name="T17">anchor</text:span><text:span text:style-name="T8">=W</text:span><text:span text:style-name="T2">, </text:span><text:span text:style-name="T17">text</text:span><text:span text:style-name="T8">=</text:span><text:span text:style-name="T19">"Start"</text:span><text:span text:style-name="T8">)</text:span></text:p>
      <text:p text:style-name="P4"><text:s text:c="8"/><text:span text:style-name="T8">y_val += </text:span><text:span text:style-name="T4">20 </text:span><text:span text:style-name="T8">+ space</text:span></text:p>
      <text:p text:style-name="P4"><text:s text:c="8"/><text:span text:style-name="T8">key.create_oval(</text:span><text:span text:style-name="T4">3</text:span><text:span text:style-name="T2">, </text:span><text:span text:style-name="T8">y_val</text:span><text:span text:style-name="T2">, </text:span><text:span text:style-name="T4">23</text:span><text:span text:style-name="T2">, </text:span><text:span text:style-name="T8">y_val + </text:span><text:span text:style-name="T4">20</text:span><text:span text:style-name="T2">, </text:span><text:span text:style-name="T17">fill</text:span><text:span text:style-name="T8">=</text:span><text:span text:style-name="T19">"#cc0000"</text:span><text:span text:style-name="T8">)</text:span></text:p>
      <text:p text:style-name="P4"><text:s text:c="8"/><text:span text:style-name="T8">key.create_text(</text:span><text:span text:style-name="T4">28</text:span><text:span text:style-name="T2">, </text:span><text:span text:style-name="T8">y_val + </text:span><text:span text:style-name="T4">10</text:span><text:span text:style-name="T2">, </text:span><text:span text:style-name="T17">anchor</text:span><text:span text:style-name="T8">=W</text:span><text:span text:style-name="T2">, </text:span><text:span text:style-name="T17">text</text:span><text:span text:style-name="T8">=</text:span><text:span text:style-name="T19">"Goal"</text:span><text:span text:style-name="T8">)</text:span></text:p>
      <text:p text:style-name="P4"><text:s text:c="8"/><text:span text:style-name="T8">y_val += </text:span><text:span text:style-name="T4">20 </text:span><text:span text:style-name="T8">+ space</text:span></text:p>
      <text:p text:style-name="P4"><text:s text:c="8"/><text:span text:style-name="T8">key.create_oval(</text:span><text:span text:style-name="T4">3</text:span><text:span text:style-name="T2">, </text:span><text:span text:style-name="T8">y_val</text:span><text:span text:style-name="T2">, </text:span><text:span text:style-name="T4">23</text:span><text:span text:style-name="T2">, </text:span><text:span text:style-name="T8">y_val + </text:span><text:span text:style-name="T4">20</text:span><text:span text:style-name="T2">, </text:span><text:span text:style-name="T17">fill</text:span><text:span text:style-name="T8">=</text:span><text:span text:style-name="T19">"#ff8c1a"</text:span><text:span text:style-name="T8">)</text:span></text:p>
      <text:p text:style-name="P4"><text:s text:c="8"/><text:span text:style-name="T8">Renderer.label_route = key.create_text(</text:span><text:span text:style-name="T4">28</text:span><text:span text:style-name="T2">, </text:span><text:span text:style-name="T8">y_val + </text:span><text:span text:style-name="T4">10</text:span><text:span text:style-name="T2">, </text:span><text:span text:style-name="T17">anchor</text:span><text:span text:style-name="T8">=W</text:span><text:span text:style-name="T2">, </text:span><text:span text:style-name="T17">text</text:span><text:span text:style-name="T8">=</text:span><text:span text:style-name="T19">"Selected"</text:span><text:span text:style-name="T8">)</text:span></text:p>
      <text:p text:style-name="P4"><text:s text:c="8"/><text:span text:style-name="T8">y_val += </text:span><text:span text:style-name="T4">20 </text:span><text:span text:style-name="T8">+ space</text:span></text:p>
      <text:p text:style-name="P4"><text:s text:c="8"/><text:span text:style-name="T8">key.create_oval(</text:span><text:span text:style-name="T4">3</text:span><text:span text:style-name="T2">, </text:span><text:span text:style-name="T8">y_val</text:span><text:span text:style-name="T2">, </text:span><text:span text:style-name="T4">23</text:span><text:span text:style-name="T2">, </text:span><text:span text:style-name="T8">y_val + </text:span><text:span text:style-name="T4">20</text:span><text:span text:style-name="T2">, </text:span><text:span text:style-name="T17">fill</text:span><text:span text:style-name="T8">=</text:span><text:span text:style-name="T19">"#0044cc"</text:span><text:span text:style-name="T8">)</text:span></text:p>
      <text:p text:style-name="P4"><text:s text:c="8"/><text:span text:style-name="T8">key.create_text(</text:span><text:span text:style-name="T4">28</text:span><text:span text:style-name="T2">, </text:span><text:span text:style-name="T8">y_val + </text:span><text:span text:style-name="T4">10</text:span><text:span text:style-name="T2">, </text:span><text:span text:style-name="T17">anchor</text:span><text:span text:style-name="T8">=W</text:span><text:span text:style-name="T2">, </text:span><text:span text:style-name="T17">text</text:span><text:span text:style-name="T8">=</text:span><text:span text:style-name="T19">"Visited"</text:span><text:span text:style-name="T8">)</text:span></text:p>
      <text:p text:style-name="P4"><text:s text:c="8"/><text:span text:style-name="T8">y_val += </text:span><text:span text:style-name="T4">20 </text:span><text:span text:style-name="T8">+ space</text:span></text:p>
      <text:p text:style-name="P4"><text:s text:c="8"/><text:span text:style-name="T8">key.create_oval(</text:span><text:span text:style-name="T4">3</text:span><text:span text:style-name="T2">, </text:span><text:span text:style-name="T8">y_val</text:span><text:span text:style-name="T2">, </text:span><text:span text:style-name="T4">23</text:span><text:span text:style-name="T2">, </text:span><text:span text:style-name="T8">y_val + </text:span><text:span text:style-name="T4">20</text:span><text:span text:style-name="T2">, </text:span><text:span text:style-name="T17">fill</text:span><text:span text:style-name="T8">=</text:span><text:span text:style-name="T19">"#66c2ff"</text:span><text:span text:style-name="T8">)</text:span></text:p>
      <text:p text:style-name="P4"><text:s text:c="8"/><text:span text:style-name="T8">key.create_text(</text:span><text:span text:style-name="T4">28</text:span><text:span text:style-name="T2">, </text:span><text:span text:style-name="T8">y_val + </text:span><text:span text:style-name="T4">10</text:span><text:span text:style-name="T2">, </text:span><text:span text:style-name="T17">anchor</text:span><text:span text:style-name="T8">=W</text:span><text:span text:style-name="T2">, </text:span><text:span text:style-name="T17">text</text:span><text:span text:style-name="T8">=</text:span><text:span text:style-name="T19">"Examined"</text:span><text:span text:style-name="T8">)</text:span></text:p>
      <text:p text:style-name="P4"><text:s text:c="8"/><text:span text:style-name="T15"># Draw on canvas</text:span></text:p>
      <text:p text:style-name="P4"><text:span text:style-name="T14"><text:s text:c="8"/></text:span><text:span text:style-name="T2">for </text:span><text:span text:style-name="T8">node </text:span><text:span text:style-name="T2">in </text:span><text:span text:style-name="T8">Renderer.render_nodes:</text:span></text:p>
      <text:p text:style-name="P4"><text:s text:c="12"/><text:span text:style-name="T2">for </text:span><text:span text:style-name="T8">link </text:span><text:span text:style-name="T2">in </text:span><text:span text:style-name="T8">node.get_solver_node().get_node().get_links():</text:span></text:p>
      <text:p text:style-name="P4"><text:s text:c="16"/><text:span text:style-name="T8">Renderer.draw_links(Renderer.canvas</text:span><text:span text:style-name="T2">, </text:span><text:span text:style-name="T8">link)</text:span></text:p>
      <text:p text:style-name="P4"><text:s text:c="8"/><text:span text:style-name="T2">for </text:span><text:span text:style-name="T8">node </text:span><text:span text:style-name="T2">in </text:span><text:span text:style-name="T8">Renderer.render_nodes:</text:span></text:p>
      <text:p text:style-name="P4"><text:s text:c="12"/><text:span text:style-name="T8">Renderer.draw_node(Renderer.canvas</text:span><text:span text:style-name="T2">, </text:span><text:span text:style-name="T8">node)</text:span></text:p>
      <text:p text:style-name="P4"><text:s text:c="8"/><text:span text:style-name="T15"># Main loop</text:span></text:p>
      <text:p text:style-name="P4"><text:span text:style-name="T14"><text:s text:c="8"/></text:span><text:span text:style-name="T8">Renderer.window.mainloop()</text:span></text:p>
      <text:p text:style-name="P4"><text:s text:c="4"/><text:span text:style-name="T13">@staticmethod</text:span></text:p>
      <text:p text:style-name="P4"><text:span text:style-name="T12"><text:s text:c="4"/></text:span><text:span text:style-name="T2">def </text:span><text:span text:style-name="T11">do_all</text:span><text:span text:style-name="T8">():</text:span></text:p>
      <text:p text:style-name="P4"><text:s text:c="8"/><text:span text:style-name="T2">while not </text:span><text:span text:style-name="T8">Solver.solved </text:span><text:span text:style-name="T2">and not </text:span><text:span text:style-name="T8">Solver.unsolvable:</text:span></text:p>
      <text:p text:style-name="P4"><text:s text:c="12"/><text:span text:style-name="T8">Renderer.do_step()</text:span></text:p>
      <text:p text:style-name="P4"><text:s text:c="8"/><text:span text:style-name="T8">Renderer.do_step()</text:span></text:p>
      <text:p text:style-name="P4"><text:s text:c="4"/><text:span text:style-name="T16">@</text:span><text:span text:style-name="T13">staticmethod</text:span></text:p>
      <text:p text:style-name="P4"><text:span text:style-name="T12"><text:s text:c="4"/></text:span><text:span text:style-name="T2">def </text:span><text:span text:style-name="T11">do_step</text:span><text:span text:style-name="T8">():</text:span></text:p>
      <text:p text:style-name="P4"><text:s text:c="8"/><text:span text:style-name="T8">Solver.generate_by_step()</text:span></text:p>
      <text:p text:style-name="P4"><text:s text:c="8"/><text:span text:style-name="T2">if </text:span><text:span text:style-name="T8">Renderer.selected != -</text:span><text:span text:style-name="T4">1</text:span><text:span text:style-name="T8">:</text:span></text:p>
      <text:p text:style-name="P4"><text:s text:c="12"/><text:span text:style-name="T8">Renderer.render_nodes[Renderer.selected].selected = </text:span><text:span text:style-name="T2">False</text:span></text:p>
      <text:p text:style-name="P4"><text:span text:style-name="T1"><text:s text:c="12"/></text:span><text:span text:style-name="T8">Renderer.selected = -</text:span><text:span text:style-name="T4">1</text:span></text:p>
      <text:p text:style-name="P4"><text:span text:style-name="T3"><text:s text:c="8"/></text:span><text:span text:style-name="T2">if not </text:span><text:span text:style-name="T8">Solver.solved:</text:span></text:p>
      <text:p text:style-name="P4"><text:s text:c="12"/><text:span text:style-name="T2">if not </text:span><text:span text:style-name="T8">Solver.unsolvable:</text:span></text:p>
      <text:p text:style-name="P4"><text:s text:c="16"/><text:span text:style-name="T2">if </text:span><text:span text:style-name="T16">len</text:span><text:span text:style-name="T8">(Renderer.inspected) &gt; </text:span><text:span text:style-name="T4">0</text:span><text:span text:style-name="T8">:</text:span></text:p>
      <text:p text:style-name="P4"><text:s text:c="20"/><text:span text:style-name="T8">sel = Renderer.inspected.pop(</text:span><text:span text:style-name="T4">0</text:span><text:span text:style-name="T8">)</text:span></text:p>
      <text:p text:style-name="P4"><text:s text:c="20"/><text:span text:style-name="T8">Renderer.selected = sel</text:span></text:p>
      <text:p text:style-name="P4"><text:s text:c="20"/><text:span text:style-name="T8">Renderer.render_nodes[sel].visited = </text:span><text:span text:style-name="T2">True</text:span></text:p>
      <text:p text:style-name="P4"><text:soft-page-break/><text:span text:style-name="T1"><text:s text:c="20"/></text:span><text:span text:style-name="T8">Renderer.render_nodes[sel].selected = </text:span><text:span text:style-name="T2">True</text:span></text:p>
      <text:p text:style-name="P4"><text:span text:style-name="T1"><text:s text:c="16"/></text:span><text:span text:style-name="T8">queue = Solver.visit_queue</text:span></text:p>
      <text:p text:style-name="P4"><text:s text:c="16"/><text:span text:style-name="T8">new_inspects = []</text:span></text:p>
      <text:p text:style-name="P4"><text:s text:c="16"/><text:span text:style-name="T2">for </text:span><text:span text:style-name="T8">pair </text:span><text:span text:style-name="T2">in </text:span><text:span text:style-name="T8">queue:</text:span></text:p>
      <text:p text:style-name="P4"><text:s text:c="20"/><text:span text:style-name="T8">new_inspects.append(pair[</text:span><text:span text:style-name="T4">0</text:span><text:span text:style-name="T8">])</text:span></text:p>
      <text:p text:style-name="P4"><text:s text:c="20"/><text:span text:style-name="T2">if </text:span><text:span text:style-name="T8">pair[</text:span><text:span text:style-name="T4">0</text:span><text:span text:style-name="T8">] </text:span><text:span text:style-name="T2">not in </text:span><text:span text:style-name="T8">Renderer.inspected:</text:span></text:p>
      <text:p text:style-name="P4"><text:s text:c="24"/><text:span text:style-name="T8">Renderer.render_nodes[pair[</text:span><text:span text:style-name="T4">0</text:span><text:span text:style-name="T8">]].examined = </text:span><text:span text:style-name="T2">True</text:span></text:p>
      <text:p text:style-name="P4"><text:span text:style-name="T1"><text:s text:c="24"/></text:span><text:span text:style-name="T8">Renderer.inspected.append(pair[</text:span><text:span text:style-name="T4">0</text:span><text:span text:style-name="T8">])</text:span></text:p>
      <text:p text:style-name="P4"><text:s text:c="16"/><text:span text:style-name="T8">Renderer.print_labels(queue)</text:span></text:p>
      <text:p text:style-name="P4"><text:s text:c="16"/><text:span text:style-name="T8">Renderer.inspected = new_inspects</text:span></text:p>
      <text:p text:style-name="P4"><text:s text:c="12"/><text:span text:style-name="T2">else</text:span><text:span text:style-name="T8">:</text:span></text:p>
      <text:p text:style-name="P4"><text:s text:c="16"/><text:span text:style-name="T8">Renderer.labels[</text:span><text:span text:style-name="T4">0</text:span><text:span text:style-name="T8">].config(</text:span><text:span text:style-name="T17">text</text:span><text:span text:style-name="T8">=</text:span><text:span text:style-name="T19">"FINISHED"</text:span><text:span text:style-name="T8">)</text:span></text:p>
      <text:p text:style-name="P4"><text:s text:c="16"/><text:span text:style-name="T8">Renderer.labels[</text:span><text:span text:style-name="T4">1</text:span><text:span text:style-name="T8">].config(</text:span><text:span text:style-name="T17">text</text:span><text:span text:style-name="T8">=</text:span><text:span text:style-name="T19">"Graph is"</text:span><text:span text:style-name="T8">)</text:span></text:p>
      <text:p text:style-name="P4"><text:s text:c="16"/><text:span text:style-name="T8">Renderer.labels[</text:span><text:span text:style-name="T4">2</text:span><text:span text:style-name="T8">].config(</text:span><text:span text:style-name="T17">text</text:span><text:span text:style-name="T8">=</text:span><text:span text:style-name="T19">" unsolvable."</text:span><text:span text:style-name="T8">)</text:span></text:p>
      <text:p text:style-name="P4"><text:s text:c="16"/><text:span text:style-name="T8">Renderer.labels[</text:span><text:span text:style-name="T4">3</text:span><text:span text:style-name="T8">].config(</text:span><text:span text:style-name="T17">text</text:span><text:span text:style-name="T8">=</text:span><text:span text:style-name="T19">""</text:span><text:span text:style-name="T8">)</text:span></text:p>
      <text:p text:style-name="P4"><text:s text:c="16"/><text:span text:style-name="T8">Renderer.labels[</text:span><text:span text:style-name="T4">4</text:span><text:span text:style-name="T8">].config(</text:span><text:span text:style-name="T17">text</text:span><text:span text:style-name="T8">=</text:span><text:span text:style-name="T19">""</text:span><text:span text:style-name="T8">)</text:span></text:p>
      <text:p text:style-name="P4"><text:s text:c="8"/><text:span text:style-name="T2">else</text:span><text:span text:style-name="T8">:</text:span></text:p>
      <text:p text:style-name="P4"><text:s text:c="12"/><text:span text:style-name="T8">Renderer.render_nodes[</text:span><text:span text:style-name="T16">len</text:span><text:span text:style-name="T8">(Renderer.render_nodes) - </text:span><text:span text:style-name="T4">1</text:span><text:span text:style-name="T8">].visited = </text:span><text:span text:style-name="T2">True</text:span></text:p>
      <text:p text:style-name="P4"><text:span text:style-name="T1"><text:s text:c="12"/></text:span><text:span text:style-name="T8">Renderer.render_nodes[</text:span><text:span text:style-name="T16">len</text:span><text:span text:style-name="T8">(Renderer.render_nodes) - </text:span><text:span text:style-name="T4">1</text:span><text:span text:style-name="T8">].selected = </text:span><text:span text:style-name="T2">True</text:span></text:p>
      <text:p text:style-name="P4"><text:span text:style-name="T1"><text:s text:c="12"/></text:span><text:span text:style-name="T2">for </text:span><text:span text:style-name="T8">node_id </text:span><text:span text:style-name="T2">in </text:span><text:span text:style-name="T8">Solver.get_path():</text:span></text:p>
      <text:p text:style-name="P4"><text:s text:c="16"/><text:span text:style-name="T8">Renderer.render_nodes[node_id].selected = </text:span><text:span text:style-name="T2">True</text:span></text:p>
      <text:p text:style-name="P4"><text:span text:style-name="T1"><text:s text:c="12"/></text:span><text:span text:style-name="T8">Renderer.labels[</text:span><text:span text:style-name="T4">0</text:span><text:span text:style-name="T8">].config(</text:span><text:span text:style-name="T17">text</text:span><text:span text:style-name="T8">=</text:span><text:span text:style-name="T19">"FINISHED"</text:span><text:span text:style-name="T8">)</text:span></text:p>
      <text:p text:style-name="P4"><text:s text:c="12"/><text:span text:style-name="T8">Renderer.labels[</text:span><text:span text:style-name="T4">1</text:span><text:span text:style-name="T8">].config(</text:span><text:span text:style-name="T17">text</text:span><text:span text:style-name="T8">=</text:span><text:span text:style-name="T19">"Total distance:"</text:span><text:span text:style-name="T8">)</text:span></text:p>
      <text:p text:style-name="P4"><text:s text:c="12"/><text:span text:style-name="T8">Renderer.labels[</text:span><text:span text:style-name="T4">2</text:span><text:span text:style-name="T8">].config(</text:span><text:span text:style-name="T17">text</text:span><text:span text:style-name="T8">=</text:span><text:span text:style-name="T16">str</text:span><text:span text:style-name="T8">(</text:span><text:span text:style-name="T16">round</text:span><text:span text:style-name="T8">(Solver.distance</text:span><text:span text:style-name="T2">, </text:span><text:span text:style-name="T4">2</text:span><text:span text:style-name="T8">)))</text:span></text:p>
      <text:p text:style-name="P4"><text:s text:c="12"/><text:span text:style-name="T8">Renderer.labels[</text:span><text:span text:style-name="T4">3</text:span><text:span text:style-name="T8">].config(</text:span><text:span text:style-name="T17">text</text:span><text:span text:style-name="T8">=</text:span><text:span text:style-name="T19">""</text:span><text:span text:style-name="T8">)</text:span></text:p>
      <text:p text:style-name="P4"><text:s text:c="12"/><text:span text:style-name="T8">Renderer.labels[</text:span><text:span text:style-name="T4">4</text:span><text:span text:style-name="T8">].config(</text:span><text:span text:style-name="T17">text</text:span><text:span text:style-name="T8">=</text:span><text:span text:style-name="T19">""</text:span><text:span text:style-name="T8">)</text:span></text:p>
      <text:p text:style-name="P4"><text:s text:c="12"/><text:span text:style-name="T8">Renderer.key_canvas.itemconfig(Renderer.label_route</text:span><text:span text:style-name="T2">, </text:span><text:span text:style-name="T17">text</text:span><text:span text:style-name="T8">=</text:span><text:span text:style-name="T19">"Route"</text:span><text:span text:style-name="T8">)</text:span></text:p>
      <text:p text:style-name="P4"><text:s text:c="8"/><text:span text:style-name="T8">Renderer.draw_nodes()</text:span></text:p>
      <text:p text:style-name="P4"><text:s text:c="4"/><text:span text:style-name="T13">@staticmethod</text:span></text:p>
      <text:p text:style-name="P4"><text:span text:style-name="T12"><text:s text:c="4"/></text:span><text:span text:style-name="T2">def </text:span><text:span text:style-name="T11">draw_nodes</text:span><text:span text:style-name="T8">():</text:span></text:p>
      <text:p text:style-name="P4"><text:s text:c="8"/><text:span text:style-name="T2">for </text:span><text:span text:style-name="T8">node </text:span><text:span text:style-name="T2">in </text:span><text:span text:style-name="T8">Renderer.render_nodes:</text:span></text:p>
      <text:p text:style-name="P4"><text:s text:c="12"/><text:span text:style-name="T8">Renderer.draw_node(Renderer.canvas</text:span><text:span text:style-name="T2">, </text:span><text:span text:style-name="T8">node)</text:span></text:p>
      <text:p text:style-name="P4"><text:s text:c="4"/><text:span text:style-name="T16">@</text:span><text:span text:style-name="T13">staticmethod</text:span></text:p>
      <text:p text:style-name="P4"><text:span text:style-name="T12"><text:s text:c="4"/></text:span><text:span text:style-name="T2">def </text:span><text:span text:style-name="T11">draw_node</text:span><text:span text:style-name="T8">(canvas</text:span><text:span text:style-name="T2">, </text:span><text:span text:style-name="T8">render_node):</text:span></text:p>
      <text:p text:style-name="P4"><text:s text:c="8"/><text:span text:style-name="T8">rad = Renderer.oval_radius</text:span></text:p>
      <text:p text:style-name="P4"><text:s text:c="8"/><text:span text:style-name="T2">if </text:span><text:span text:style-name="T8">render_node.oval == -</text:span><text:span text:style-name="T4">1</text:span><text:span text:style-name="T8">:</text:span></text:p>
      <text:p text:style-name="P4"><text:s text:c="12"/><text:span text:style-name="T8">x = (render_node.loc[</text:span><text:span text:style-name="T4">0</text:span><text:span text:style-name="T8">] + Renderer.min_x) * Renderer.scale</text:span></text:p>
      <text:p text:style-name="P4"><text:s text:c="12"/><text:span text:style-name="T8">y = (Renderer.height - (render_node.loc[</text:span><text:span text:style-name="T4">1</text:span><text:span text:style-name="T8">] + Renderer.min_y)) * Renderer.scale</text:span></text:p>
      <text:p text:style-name="P4"><text:s text:c="12"/><text:span text:style-name="T8">render_node.oval = canvas.create_oval(x - rad</text:span><text:span text:style-name="T2">, </text:span><text:span text:style-name="T8">y - rad</text:span><text:span text:style-name="T2">, </text:span><text:span text:style-name="T8">x + rad</text:span><text:span text:style-name="T2">, </text:span><text:span text:style-name="T8">y + rad</text:span><text:span text:style-name="T2">, </text:span><text:span text:style-name="T17">fill</text:span><text:span text:style-name="T8">=</text:span><text:span text:style-name="T19">"#ffffff"</text:span><text:span text:style-name="T8">)</text:span></text:p>
      <text:p text:style-name="P4"><text:s text:c="12"/><text:span text:style-name="T8">canvas.create_text(x</text:span><text:span text:style-name="T2">, </text:span><text:span text:style-name="T8">y</text:span><text:span text:style-name="T2">, </text:span><text:span text:style-name="T17">text</text:span><text:span text:style-name="T8">=</text:span><text:span text:style-name="T16">str</text:span><text:span text:style-name="T8">(render_node.id + </text:span><text:span text:style-name="T4">1</text:span><text:span text:style-name="T8">))</text:span></text:p>
      <text:p text:style-name="P4"><text:s text:c="8"/><text:span text:style-name="T2">if </text:span><text:span text:style-name="T8">render_node.goal:</text:span></text:p>
      <text:p text:style-name="P4"><text:s text:c="12"/><text:span text:style-name="T2">if </text:span><text:span text:style-name="T8">render_node.selected:</text:span></text:p>
      <text:p text:style-name="P4"><text:s text:c="16"/><text:span text:style-name="T8">canvas.itemconfig(render_node.oval</text:span><text:span text:style-name="T2">, </text:span><text:span text:style-name="T17">fill</text:span><text:span text:style-name="T8">=</text:span><text:span text:style-name="T19">"#ff3311"</text:span><text:span text:style-name="T8">)</text:span></text:p>
      <text:p text:style-name="P4"><text:s text:c="12"/><text:span text:style-name="T2">else</text:span><text:span text:style-name="T8">:</text:span></text:p>
      <text:p text:style-name="P4"><text:s text:c="16"/><text:span text:style-name="T8">canvas.itemconfig(render_node.oval</text:span><text:span text:style-name="T2">, </text:span><text:span text:style-name="T17">fill</text:span><text:span text:style-name="T8">=</text:span><text:span text:style-name="T19">"#cc0000"</text:span><text:span text:style-name="T8">)</text:span></text:p>
      <text:p text:style-name="P4"><text:s text:c="8"/><text:span text:style-name="T2">elif </text:span><text:span text:style-name="T8">render_node.start:</text:span></text:p>
      <text:p text:style-name="P4"><text:s text:c="12"/><text:span text:style-name="T2">if </text:span><text:span text:style-name="T8">render_node.selected:</text:span></text:p>
      <text:p text:style-name="P4"><text:s text:c="16"/><text:span text:style-name="T8">canvas.itemconfig(render_node.oval</text:span><text:span text:style-name="T2">, </text:span><text:span text:style-name="T17">fill</text:span><text:span text:style-name="T8">=</text:span><text:span text:style-name="T19">"#66ff66"</text:span><text:span text:style-name="T8">)</text:span></text:p>
      <text:p text:style-name="P4"><text:s text:c="12"/><text:span text:style-name="T2">else</text:span><text:span text:style-name="T8">:</text:span></text:p>
      <text:p text:style-name="P4"><text:s text:c="16"/><text:span text:style-name="T8">canvas.itemconfig(render_node.oval</text:span><text:span text:style-name="T2">, </text:span><text:span text:style-name="T17">fill</text:span><text:span text:style-name="T8">=</text:span><text:span text:style-name="T19">"#2eb82e"</text:span><text:span text:style-name="T8">)</text:span></text:p>
      <text:p text:style-name="P4"><text:s text:c="8"/><text:span text:style-name="T2">elif </text:span><text:span text:style-name="T8">render_node.selected:</text:span></text:p>
      <text:p text:style-name="P4"><text:s text:c="12"/><text:span text:style-name="T8">canvas.itemconfig(render_node.oval</text:span><text:span text:style-name="T2">, </text:span><text:span text:style-name="T17">fill</text:span><text:span text:style-name="T8">=</text:span><text:span text:style-name="T19">"#ff8c1a"</text:span><text:span text:style-name="T8">)</text:span></text:p>
      <text:p text:style-name="P4"><text:s text:c="8"/><text:span text:style-name="T2">elif </text:span><text:span text:style-name="T8">render_node.visited:</text:span></text:p>
      <text:p text:style-name="P4"><text:s text:c="12"/><text:span text:style-name="T8">canvas.itemconfig(render_node.oval</text:span><text:span text:style-name="T2">, </text:span><text:span text:style-name="T17">fill</text:span><text:span text:style-name="T8">=</text:span><text:span text:style-name="T19">"#0044cc"</text:span><text:span text:style-name="T8">)</text:span></text:p>
      <text:p text:style-name="P4"><text:s text:c="8"/><text:span text:style-name="T2">elif </text:span><text:span text:style-name="T8">render_node.examined:</text:span></text:p>
      <text:p text:style-name="P4"><text:s text:c="12"/><text:span text:style-name="T8">canvas.itemconfig(render_node.oval</text:span><text:span text:style-name="T2">, </text:span><text:span text:style-name="T17">fill</text:span><text:span text:style-name="T8">=</text:span><text:span text:style-name="T19">"#66c2ff"</text:span><text:span text:style-name="T8">)</text:span></text:p>
      <text:p text:style-name="P4"><text:s text:c="8"/><text:span text:style-name="T2">else</text:span><text:span text:style-name="T8">:</text:span></text:p>
      <text:p text:style-name="P4"><text:s text:c="12"/><text:span text:style-name="T8">canvas.itemconfig(render_node.oval</text:span><text:span text:style-name="T2">, </text:span><text:span text:style-name="T17">fill</text:span><text:span text:style-name="T8">=</text:span><text:span text:style-name="T19">"#ffffff"</text:span><text:span text:style-name="T8">)</text:span></text:p>
      <text:p text:style-name="P4"><text:s text:c="4"/><text:span text:style-name="T16">@</text:span><text:span text:style-name="T13">staticmethod</text:span></text:p>
      <text:p text:style-name="P4"><text:soft-page-break/><text:span text:style-name="T12"><text:s text:c="4"/></text:span><text:span text:style-name="T2">def </text:span><text:span text:style-name="T11">draw_links</text:span><text:span text:style-name="T8">(canvas</text:span><text:span text:style-name="T2">, </text:span><text:span text:style-name="T8">link):</text:span></text:p>
      <text:p text:style-name="P4"><text:s text:c="8"/><text:span text:style-name="T8">start = </text:span><text:span text:style-name="T16">list</text:span><text:span text:style-name="T8">(Solver.solver_nodes[link.start].get_node().get_position())</text:span></text:p>
      <text:p text:style-name="P4"><text:s text:c="8"/><text:span text:style-name="T8">start[</text:span><text:span text:style-name="T4">0</text:span><text:span text:style-name="T8">] = (start[</text:span><text:span text:style-name="T4">0</text:span><text:span text:style-name="T8">] + Renderer.min_x) * Renderer.scale</text:span></text:p>
      <text:p text:style-name="P4"><text:s text:c="8"/><text:span text:style-name="T8">start[</text:span><text:span text:style-name="T4">1</text:span><text:span text:style-name="T8">] = (Renderer.height - (start[</text:span><text:span text:style-name="T4">1</text:span><text:span text:style-name="T8">] + Renderer.min_y)) * Renderer.scale</text:span></text:p>
      <text:p text:style-name="P4"><text:s text:c="8"/><text:span text:style-name="T8">end = </text:span><text:span text:style-name="T16">list</text:span><text:span text:style-name="T8">(Solver.solver_nodes[link.end].get_node().get_position())</text:span></text:p>
      <text:p text:style-name="P4"><text:s text:c="8"/><text:span text:style-name="T8">end[</text:span><text:span text:style-name="T4">0</text:span><text:span text:style-name="T8">] = (end[</text:span><text:span text:style-name="T4">0</text:span><text:span text:style-name="T8">] + Renderer.min_x) * Renderer.scale</text:span></text:p>
      <text:p text:style-name="P4"><text:s text:c="8"/><text:span text:style-name="T8">end[</text:span><text:span text:style-name="T4">1</text:span><text:span text:style-name="T8">] = (Renderer.height - (end[</text:span><text:span text:style-name="T4">1</text:span><text:span text:style-name="T8">] + Renderer.min_y)) * Renderer.scale</text:span></text:p>
      <text:p text:style-name="P4"><text:s text:c="8"/><text:span text:style-name="T8">start</text:span><text:span text:style-name="T2">, </text:span><text:span text:style-name="T8">end = Renderer.arrow_reduction(start</text:span><text:span text:style-name="T2">, </text:span><text:span text:style-name="T8">end)</text:span></text:p>
      <text:p text:style-name="P4"><text:s text:c="8"/><text:span text:style-name="T8">canvas.create_line(start[</text:span><text:span text:style-name="T4">0</text:span><text:span text:style-name="T8">]</text:span><text:span text:style-name="T2">, </text:span><text:span text:style-name="T8">start[</text:span><text:span text:style-name="T4">1</text:span><text:span text:style-name="T8">]</text:span><text:span text:style-name="T2">, </text:span><text:span text:style-name="T8">end[</text:span><text:span text:style-name="T4">0</text:span><text:span text:style-name="T8">]</text:span><text:span text:style-name="T2">, </text:span><text:span text:style-name="T8">end[</text:span><text:span text:style-name="T4">1</text:span><text:span text:style-name="T8">]</text:span><text:span text:style-name="T2">, </text:span><text:span text:style-name="T17">arrow</text:span><text:span text:style-name="T8">=LAST)</text:span></text:p>
      <text:p text:style-name="P4"><text:s text:c="4"/><text:span text:style-name="T16">@</text:span><text:span text:style-name="T13">staticmethod</text:span></text:p>
      <text:p text:style-name="P4"><text:span text:style-name="T12"><text:s text:c="4"/></text:span><text:span text:style-name="T2">def </text:span><text:span text:style-name="T11">print_labels</text:span><text:span text:style-name="T8">(queue):</text:span></text:p>
      <text:p text:style-name="P4"><text:s text:c="8"/><text:span text:style-name="T8">list_length = </text:span><text:span text:style-name="T4">5</text:span></text:p>
      <text:p text:style-name="P4"><text:span text:style-name="T3"><text:s text:c="8"/></text:span><text:span text:style-name="T2">for </text:span><text:span text:style-name="T8">i </text:span><text:span text:style-name="T2">in </text:span><text:span text:style-name="T16">range</text:span><text:span text:style-name="T8">(list_length):</text:span></text:p>
      <text:p text:style-name="P4"><text:s text:c="12"/><text:span text:style-name="T2">if </text:span><text:span text:style-name="T8">i &gt;= </text:span><text:span text:style-name="T16">len</text:span><text:span text:style-name="T8">(queue):</text:span></text:p>
      <text:p text:style-name="P4"><text:s text:c="16"/><text:span text:style-name="T8">Renderer.labels[i].config(</text:span><text:span text:style-name="T17">text</text:span><text:span text:style-name="T8">=</text:span><text:span text:style-name="T19">""</text:span><text:span text:style-name="T8">)</text:span></text:p>
      <text:p text:style-name="P4"><text:s text:c="12"/><text:span text:style-name="T2">else</text:span><text:span text:style-name="T8">:</text:span></text:p>
      <text:p text:style-name="P4"><text:s text:c="16"/><text:span text:style-name="T8">lab = </text:span><text:span text:style-name="T19">"Node: " </text:span><text:span text:style-name="T8">+ </text:span><text:span text:style-name="T16">str</text:span><text:span text:style-name="T8">(queue[i][</text:span><text:span text:style-name="T4">0</text:span><text:span text:style-name="T8">] + </text:span><text:span text:style-name="T4">1</text:span><text:span text:style-name="T8">) + </text:span><text:span text:style-name="T19">", From: " </text:span><text:span text:style-name="T8">+ \</text:span></text:p>
      <text:p text:style-name="P4"><text:s text:c="22"/><text:span text:style-name="T16">str</text:span><text:span text:style-name="T8">(Solver.solver_nodes[queue[i][</text:span><text:span text:style-name="T4">0</text:span><text:span text:style-name="T8">]].visited_from + </text:span><text:span text:style-name="T4">1</text:span><text:span text:style-name="T8">) + \</text:span></text:p>
      <text:p text:style-name="P4"><text:s text:c="22"/><text:span text:style-name="T19">", Distance: " </text:span><text:span text:style-name="T8">+ </text:span><text:span text:style-name="T16">str</text:span><text:span text:style-name="T8">(</text:span><text:span text:style-name="T16">round</text:span><text:span text:style-name="T8">(queue[i][</text:span><text:span text:style-name="T4">1</text:span><text:span text:style-name="T8">]</text:span><text:span text:style-name="T2">, </text:span><text:span text:style-name="T4">2</text:span><text:span text:style-name="T8">))</text:span></text:p>
      <text:p text:style-name="P4"><text:s text:c="16"/><text:span text:style-name="T8">Renderer.labels[i].config(</text:span><text:span text:style-name="T17">text</text:span><text:span text:style-name="T8">=lab)</text:span></text:p>
      <text:p text:style-name="P4"><text:s text:c="8"/><text:span text:style-name="T2">if </text:span><text:span text:style-name="T16">len</text:span><text:span text:style-name="T8">(queue) &gt; list_length:</text:span></text:p>
      <text:p text:style-name="P4"><text:s text:c="12"/><text:span text:style-name="T8">Renderer.labels[list_length - </text:span><text:span text:style-name="T4">1</text:span><text:span text:style-name="T8">].config(</text:span><text:span text:style-name="T17">text</text:span><text:span text:style-name="T8">=</text:span><text:span text:style-name="T19">"+" </text:span><text:span text:style-name="T8">+ </text:span><text:span text:style-name="T16">str</text:span><text:span text:style-name="T8">(</text:span><text:span text:style-name="T16">len</text:span><text:span text:style-name="T8">(queue) - (list_length - </text:span><text:span text:style-name="T4">1</text:span><text:span text:style-name="T8">)) + </text:span><text:span text:style-name="T19">" more..."</text:span><text:span text:style-name="T8">)</text:span></text:p>
      <text:p text:style-name="P4"><text:s text:c="4"/><text:span text:style-name="T13">@staticmethod</text:span></text:p>
      <text:p text:style-name="P4"><text:span text:style-name="T12"><text:s text:c="4"/></text:span><text:span text:style-name="T2">def </text:span><text:span text:style-name="T11">arrow_reduction</text:span><text:span text:style-name="T8">(start</text:span><text:span text:style-name="T2">, </text:span><text:span text:style-name="T8">end):</text:span></text:p>
      <text:p text:style-name="P4"><text:s text:c="8"/><text:span text:style-name="T8">direction = [end[</text:span><text:span text:style-name="T4">0</text:span><text:span text:style-name="T8">] - start[</text:span><text:span text:style-name="T4">0</text:span><text:span text:style-name="T8">]</text:span><text:span text:style-name="T2">, </text:span><text:span text:style-name="T8">end[</text:span><text:span text:style-name="T4">1</text:span><text:span text:style-name="T8">] - start[</text:span><text:span text:style-name="T4">1</text:span><text:span text:style-name="T8">]]</text:span></text:p>
      <text:p text:style-name="P4"><text:s text:c="8"/><text:span text:style-name="T8">direction = Renderer.normalise(direction)</text:span></text:p>
      <text:p text:style-name="P4"><text:s text:c="8"/><text:span text:style-name="T8">rad = Renderer.oval_radius</text:span></text:p>
      <text:p text:style-name="P4"><text:s text:c="8"/><text:span text:style-name="T8">start = [start[</text:span><text:span text:style-name="T4">0</text:span><text:span text:style-name="T8">] + direction[</text:span><text:span text:style-name="T4">0</text:span><text:span text:style-name="T8">] * rad</text:span><text:span text:style-name="T2">, </text:span><text:span text:style-name="T8">start[</text:span><text:span text:style-name="T4">1</text:span><text:span text:style-name="T8">] + direction[</text:span><text:span text:style-name="T4">1</text:span><text:span text:style-name="T8">] * rad]</text:span></text:p>
      <text:p text:style-name="P4"><text:s text:c="8"/><text:span text:style-name="T8">end = [end[</text:span><text:span text:style-name="T4">0</text:span><text:span text:style-name="T8">] - direction[</text:span><text:span text:style-name="T4">0</text:span><text:span text:style-name="T8">] * rad</text:span><text:span text:style-name="T2">, </text:span><text:span text:style-name="T8">end[</text:span><text:span text:style-name="T4">1</text:span><text:span text:style-name="T8">] - direction[</text:span><text:span text:style-name="T4">1</text:span><text:span text:style-name="T8">] * rad]</text:span></text:p>
      <text:p text:style-name="P4"><text:s text:c="8"/><text:span text:style-name="T2">return </text:span><text:span text:style-name="T8">start</text:span><text:span text:style-name="T2">, </text:span><text:span text:style-name="T8">end</text:span></text:p>
      <text:p text:style-name="P4"><text:s text:c="4"/><text:span text:style-name="T13">@staticmethod</text:span></text:p>
      <text:p text:style-name="P4"><text:span text:style-name="T12"><text:s text:c="4"/></text:span><text:span text:style-name="T2">def </text:span><text:span text:style-name="T11">normalise</text:span><text:span text:style-name="T8">(vec):</text:span></text:p>
      <text:p text:style-name="P4"><text:s text:c="8"/><text:span text:style-name="T8">length = (vec[</text:span><text:span text:style-name="T4">0</text:span><text:span text:style-name="T8">] ** </text:span><text:span text:style-name="T4">2 </text:span><text:span text:style-name="T8">+ vec[</text:span><text:span text:style-name="T4">1</text:span><text:span text:style-name="T8">] ** </text:span><text:span text:style-name="T4">2</text:span><text:span text:style-name="T8">)**(</text:span><text:span text:style-name="T4">1</text:span><text:span text:style-name="T8">/</text:span><text:span text:style-name="T4">2</text:span><text:span text:style-name="T8">)</text:span></text:p>
      <text:p text:style-name="P3"><text:s text:c="8"/><text:span text:style-name="T2">return </text:span><text:span text:style-name="T8">[vec[</text:span><text:span text:style-name="T4">0</text:span><text:span text:style-name="T8">]/length</text:span><text:span text:style-name="T2">, </text:span><text:span text:style-name="T8">vec[</text:span><text:span text:style-name="T4">1</text:span><text:span text:style-name="T8">]/length]</text:span></text:p>
      <text:p text:style-name="P9"/>
      <text:p text:style-name="P11">Solver.py</text:p>
      <text:p text:style-name="P1"><text:span text:style-name="T1">from </text:span>Node <text:span text:style-name="T1">import </text:span>Node</text:p>
      <text:p text:style-name="P5"><text:span text:style-name="T1">from </text:span>GraphMaker <text:span text:style-name="T1">import </text:span>GraphMaker</text:p>
      <text:p text:style-name="P5"><text:span text:style-name="T1">class </text:span>SolverNode:</text:p>
      <text:p text:style-name="P4"><text:s text:c="4"/><text:span text:style-name="T2">def </text:span><text:span text:style-name="T9">__init__</text:span><text:span text:style-name="T8">(</text:span><text:span text:style-name="T10">self</text:span><text:span text:style-name="T8">):</text:span></text:p>
      <text:p text:style-name="P4"><text:s text:c="8"/><text:span text:style-name="T10">self</text:span><text:span text:style-name="T8">.visited_from = -</text:span><text:span text:style-name="T4">1</text:span></text:p>
      <text:p text:style-name="P4"><text:span text:style-name="T3"><text:s text:c="8"/></text:span><text:span text:style-name="T10">self</text:span><text:span text:style-name="T8">.visited = </text:span><text:span text:style-name="T2">False</text:span></text:p>
      <text:p text:style-name="P4"><text:span text:style-name="T1"><text:s text:c="8"/></text:span><text:span text:style-name="T10">self</text:span><text:span text:style-name="T8">.shortest_dist = -</text:span><text:span text:style-name="T4">1</text:span></text:p>
      <text:p text:style-name="P4"><text:span text:style-name="T3"><text:s text:c="8"/></text:span><text:span text:style-name="T10">self</text:span><text:span text:style-name="T8">.id = -</text:span><text:span text:style-name="T4">1</text:span></text:p>
      <text:p text:style-name="P4"><text:span text:style-name="T3"><text:s text:c="8"/></text:span><text:span text:style-name="T10">self</text:span><text:span text:style-name="T8">.goal = </text:span><text:span text:style-name="T2">False</text:span></text:p>
      <text:p text:style-name="P4"><text:span text:style-name="T1"><text:s text:c="4"/></text:span><text:span text:style-name="T2">def </text:span><text:span text:style-name="T11">set_node</text:span><text:span text:style-name="T8">(</text:span><text:span text:style-name="T10">self</text:span><text:span text:style-name="T2">, </text:span><text:span text:style-name="T8">id_no):</text:span></text:p>
      <text:p text:style-name="P4"><text:s text:c="8"/><text:span text:style-name="T10">self</text:span><text:span text:style-name="T8">.id = id_no</text:span></text:p>
      <text:p text:style-name="P4"><text:s text:c="4"/><text:span text:style-name="T2">def </text:span><text:span text:style-name="T11">previous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10">self</text:span><text:span text:style-name="T8">.visited_from</text:span></text:p>
      <text:p text:style-name="P4"><text:s text:c="4"/><text:span text:style-name="T2">def </text:span><text:span text:style-name="T11">visited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10">self</text:span><text:span text:style-name="T8">.visited</text:span></text:p>
      <text:p text:style-name="P4"><text:s text:c="4"/><text:span text:style-name="T2">def </text:span><text:span text:style-name="T11">get_node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8">GraphMaker.nodes[</text:span><text:span text:style-name="T10">self</text:span><text:span text:style-name="T8">.id]</text:span></text:p>
      <text:p text:style-name="P5"><text:span text:style-name="T1">class </text:span>Solver:</text:p>
      <text:p text:style-name="P4"><text:s text:c="4"/><text:span text:style-name="T8">ready = </text:span><text:span text:style-name="T2">False</text:span></text:p>
      <text:p text:style-name="P4"><text:span text:style-name="T1"><text:s text:c="4"/></text:span><text:span text:style-name="T8">solver_nodes = []</text:span></text:p>
      <text:p text:style-name="P4"><text:s text:c="4"/><text:span text:style-name="T8">visited_count = </text:span><text:span text:style-name="T4">0</text:span></text:p>
      <text:p text:style-name="P4"><text:span text:style-name="T3"><text:s text:c="4"/></text:span><text:span text:style-name="T8">visit_queue = []</text:span></text:p>
      <text:p text:style-name="P4"><text:s text:c="4"/><text:span text:style-name="T8">solved = </text:span><text:span text:style-name="T2">False</text:span></text:p>
      <text:p text:style-name="P4"><text:span text:style-name="T1"><text:s text:c="4"/></text:span><text:span text:style-name="T8">unsolvable = </text:span><text:span text:style-name="T2">False</text:span></text:p>
      <text:p text:style-name="P4"><text:span text:style-name="T1"><text:s text:c="4"/></text:span><text:span text:style-name="T8">saved_path = []</text:span></text:p>
      <text:p text:style-name="P4"><text:s text:c="4"/><text:span text:style-name="T8">distance = -</text:span><text:span text:style-name="T4">1</text:span></text:p>
      <text:p text:style-name="P4"><text:span text:style-name="T3"><text:s text:c="4"/></text:span><text:span text:style-name="T16">@</text:span><text:span text:style-name="T13">staticmethod</text:span></text:p>
      <text:p text:style-name="P4"><text:span text:style-name="T12"><text:s text:c="4"/></text:span><text:span text:style-name="T2">def </text:span><text:span text:style-name="T11">reset_solver</text:span><text:span text:style-name="T8">():</text:span></text:p>
      <text:p text:style-name="P4"><text:s text:c="8"/><text:span text:style-name="T8">Solver.solver_nodes.clear()</text:span></text:p>
      <text:p text:style-name="P4"><text:s text:c="8"/><text:span text:style-name="T8">Solver.visited_count = </text:span><text:span text:style-name="T4">0</text:span></text:p>
      <text:p text:style-name="P4"><text:span text:style-name="T3"><text:s text:c="8"/></text:span><text:span text:style-name="T8">Solver.visit_queue = [(</text:span><text:span text:style-name="T4">0</text:span><text:span text:style-name="T2">, </text:span><text:span text:style-name="T4">0</text:span><text:span text:style-name="T8">)]</text:span></text:p>
      <text:p text:style-name="P4"><text:s text:c="8"/><text:span text:style-name="T8">Solver.solved = </text:span><text:span text:style-name="T2">False</text:span></text:p>
      <text:p text:style-name="P4"><text:span text:style-name="T1"><text:s text:c="8"/></text:span><text:span text:style-name="T8">Solver.unsolvable = </text:span><text:span text:style-name="T2">False</text:span></text:p>
      <text:p text:style-name="P4"><text:span text:style-name="T1"><text:s text:c="8"/></text:span><text:span text:style-name="T8">Solver.ready = </text:span><text:span text:style-name="T2">False</text:span></text:p>
      <text:p text:style-name="P4"><text:span text:style-name="T1"><text:s text:c="8"/></text:span><text:span text:style-name="T8">Solver.saved_path.clear()</text:span></text:p>
      <text:p text:style-name="P4"><text:s text:c="8"/><text:span text:style-name="T8">Solver.distance = -</text:span><text:span text:style-name="T4">1</text:span></text:p>
      <text:p text:style-name="P4"><text:span text:style-name="T3"><text:s text:c="4"/></text:span><text:span text:style-name="T16">@</text:span><text:span text:style-name="T13">staticmethod</text:span></text:p>
      <text:p text:style-name="P4"><text:span text:style-name="T12"><text:s text:c="4"/></text:span><text:span text:style-name="T2">def </text:span><text:span text:style-name="T11">initialise_solver</text:span><text:span text:style-name="T8">():</text:span></text:p>
      <text:p text:style-name="P4"><text:s text:c="8"/><text:span text:style-name="T8">nodes = GraphMaker.nodes</text:span></text:p>
      <text:p text:style-name="P4"><text:s text:c="8"/><text:span text:style-name="T8">Solver.reset_solver()</text:span></text:p>
      <text:p text:style-name="P4"><text:s text:c="8"/><text:span text:style-name="T2">for </text:span><text:span text:style-name="T8">i </text:span><text:span text:style-name="T2">in </text:span><text:span text:style-name="T16">range</text:span><text:span text:style-name="T8">(</text:span><text:span text:style-name="T16">len</text:span><text:span text:style-name="T8">(nodes)):</text:span></text:p>
      <text:p text:style-name="P4"><text:s text:c="12"/><text:span text:style-name="T8">sn = SolverNode()</text:span></text:p>
      <text:p text:style-name="P4"><text:s text:c="12"/><text:span text:style-name="T8">sn.set_node(i)</text:span></text:p>
      <text:p text:style-name="P4"><text:s text:c="12"/><text:span text:style-name="T8">Solver.solver_nodes.append(sn)</text:span></text:p>
      <text:p text:style-name="P4"><text:s text:c="8"/><text:span text:style-name="T8">Solver.solver_nodes[</text:span><text:span text:style-name="T4">0</text:span><text:span text:style-name="T8">].shortest_dist = </text:span><text:span text:style-name="T4">0</text:span></text:p>
      <text:p text:style-name="P4"><text:span text:style-name="T3"><text:s text:c="8"/></text:span><text:span text:style-name="T8">Solver.solver_nodes[</text:span><text:span text:style-name="T16">len</text:span><text:span text:style-name="T8">(nodes) - </text:span><text:span text:style-name="T4">1</text:span><text:span text:style-name="T8">].goal = </text:span><text:span text:style-name="T2">True</text:span></text:p>
      <text:p text:style-name="P4"><text:span text:style-name="T1"><text:s text:c="8"/></text:span><text:span text:style-name="T8">Solver.ready = </text:span><text:span text:style-name="T2">True</text:span></text:p>
      <text:p text:style-name="P4"><text:span text:style-name="T1"><text:s text:c="4"/></text:span><text:span text:style-name="T16">@</text:span><text:span text:style-name="T13">staticmethod</text:span></text:p>
      <text:p text:style-name="P4"><text:span text:style-name="T12"><text:s text:c="4"/></text:span><text:span text:style-name="T15"># Dijkstra all in one</text:span></text:p>
      <text:p text:style-name="P4"><text:span text:style-name="T14"><text:s text:c="4"/></text:span><text:span text:style-name="T2">def </text:span><text:span text:style-name="T11">generate_path</text:span><text:span text:style-name="T8">():</text:span></text:p>
      <text:p text:style-name="P4"><text:s text:c="8"/><text:span text:style-name="T2">if not </text:span><text:span text:style-name="T8">Solver.ready:</text:span></text:p>
      <text:p text:style-name="P4"><text:s text:c="12"/><text:span text:style-name="T8">Solver.initialise_solver()</text:span></text:p>
      <text:p text:style-name="P4"><text:s text:c="8"/><text:span text:style-name="T2">if </text:span><text:span text:style-name="T16">len</text:span><text:span text:style-name="T8">(Solver.solver_nodes) == </text:span><text:span text:style-name="T4">0</text:span><text:span text:style-name="T8">:</text:span></text:p>
      <text:p text:style-name="P4"><text:s text:c="12"/><text:span text:style-name="T16">print</text:span><text:span text:style-name="T8">(</text:span><text:span text:style-name="T19">"No nodes. Aborting pathfinding."</text:span><text:span text:style-name="T8">)</text:span></text:p>
      <text:p text:style-name="P4"><text:s text:c="12"/><text:span text:style-name="T2">return</text:span></text:p>
      <text:p text:style-name="P4"><text:span text:style-name="T1"><text:s text:c="8"/></text:span><text:span text:style-name="T16">print</text:span><text:span text:style-name="T8">(</text:span><text:span text:style-name="T19">"Search results:"</text:span><text:span text:style-name="T8">)</text:span></text:p>
      <text:p text:style-name="P4"><text:s text:c="8"/><text:span text:style-name="T2">while not </text:span><text:span text:style-name="T8">Solver.solved:</text:span></text:p>
      <text:p text:style-name="P4"><text:s text:c="12"/><text:span text:style-name="T8">node_id = Solver.visit_queue[</text:span><text:span text:style-name="T4">0</text:span><text:span text:style-name="T8">][</text:span><text:span text:style-name="T4">0</text:span><text:span text:style-name="T8">]</text:span></text:p>
      <text:p text:style-name="P4"><text:s text:c="12"/><text:span text:style-name="T8">Solver.search_from_node(node_id)</text:span></text:p>
      <text:p text:style-name="P4"><text:s text:c="12"/><text:span text:style-name="T16">print</text:span><text:span text:style-name="T8">(Solver.visit_queue)</text:span></text:p>
      <text:p text:style-name="P4"><text:soft-page-break/><text:s text:c="12"/><text:span text:style-name="T8">queue_length = </text:span><text:span text:style-name="T16">len</text:span><text:span text:style-name="T8">(Solver.visit_queue)</text:span></text:p>
      <text:p text:style-name="P4"><text:s text:c="12"/><text:span text:style-name="T2">if </text:span><text:span text:style-name="T8">queue_length == </text:span><text:span text:style-name="T4">0</text:span><text:span text:style-name="T8">:</text:span></text:p>
      <text:p text:style-name="P4"><text:s text:c="16"/><text:span text:style-name="T16">print</text:span><text:span text:style-name="T8">(</text:span><text:span text:style-name="T19">"Didn't find a path."</text:span><text:span text:style-name="T8">)</text:span></text:p>
      <text:p text:style-name="P4"><text:s text:c="16"/><text:span text:style-name="T2">break</text:span></text:p>
      <text:p text:style-name="P4"><text:span text:style-name="T1"><text:s text:c="8"/></text:span><text:span text:style-name="T16">print</text:span><text:span text:style-name="T8">(</text:span><text:span text:style-name="T16">str</text:span><text:span text:style-name="T8">(Solver.visited_count) + </text:span><text:span text:style-name="T19">" visited"</text:span><text:span text:style-name="T8">)</text:span></text:p>
      <text:p text:style-name="P4"><text:s text:c="8"/><text:span text:style-name="T8">path = Solver.get_path()</text:span></text:p>
      <text:p text:style-name="P4"><text:s text:c="8"/><text:span text:style-name="T16">print</text:span><text:span text:style-name="T8">(path)</text:span></text:p>
      <text:p text:style-name="P4"><text:s text:c="8"/><text:span text:style-name="T8">coords = </text:span><text:span text:style-name="T19">""</text:span></text:p>
      <text:p text:style-name="P4"><text:span text:style-name="T18"><text:s text:c="8"/></text:span><text:span text:style-name="T2">for </text:span><text:span text:style-name="T8">n </text:span><text:span text:style-name="T2">in </text:span><text:span text:style-name="T8">path:</text:span></text:p>
      <text:p text:style-name="P4"><text:s text:c="12"/><text:span text:style-name="T8">coords += </text:span><text:span text:style-name="T16">str</text:span><text:span text:style-name="T8">(Solver.solver_nodes[n].get_node()) + </text:span><text:span text:style-name="T19">"</text:span><text:span text:style-name="T2">\n</text:span><text:span text:style-name="T19">"</text:span></text:p>
      <text:p text:style-name="P4"><text:span text:style-name="T18"><text:s text:c="8"/></text:span><text:span text:style-name="T16">print</text:span><text:span text:style-name="T8">(coords)</text:span></text:p>
      <text:p text:style-name="P4"><text:s text:c="4"/><text:span text:style-name="T16">@</text:span><text:span text:style-name="T13">staticmethod</text:span></text:p>
      <text:p text:style-name="P4"><text:span text:style-name="T12"><text:s text:c="4"/></text:span><text:span text:style-name="T15"># Step by step method for dijkstra</text:span></text:p>
      <text:p text:style-name="P4"><text:span text:style-name="T14"><text:s text:c="4"/></text:span><text:span text:style-name="T2">def </text:span><text:span text:style-name="T11">generate_by_step</text:span><text:span text:style-name="T8">():</text:span></text:p>
      <text:p text:style-name="P4"><text:s text:c="8"/><text:span text:style-name="T2">if not </text:span><text:span text:style-name="T8">Solver.ready:</text:span></text:p>
      <text:p text:style-name="P4"><text:s text:c="12"/><text:span text:style-name="T8">Solver.initialise_solver()</text:span></text:p>
      <text:p text:style-name="P4"><text:s text:c="8"/><text:span text:style-name="T2">if not </text:span><text:span text:style-name="T8">Solver.solved:</text:span></text:p>
      <text:p text:style-name="P4"><text:s text:c="12"/><text:span text:style-name="T2">if </text:span><text:span text:style-name="T16">len</text:span><text:span text:style-name="T8">(Solver.visit_queue) == </text:span><text:span text:style-name="T4">0</text:span><text:span text:style-name="T8">:</text:span></text:p>
      <text:p text:style-name="P4"><text:s text:c="16"/><text:span text:style-name="T8">Solver.unsolvable = </text:span><text:span text:style-name="T2">True</text:span></text:p>
      <text:p text:style-name="P4"><text:span text:style-name="T1"><text:s text:c="16"/></text:span><text:span text:style-name="T16">print</text:span><text:span text:style-name="T8">(</text:span><text:span text:style-name="T19">"No possible route."</text:span><text:span text:style-name="T8">)</text:span></text:p>
      <text:p text:style-name="P4"><text:s text:c="12"/><text:span text:style-name="T2">else</text:span><text:span text:style-name="T8">:</text:span></text:p>
      <text:p text:style-name="P4"><text:s text:c="16"/><text:span text:style-name="T8">Solver.search_from_node(Solver.visit_queue[</text:span><text:span text:style-name="T4">0</text:span><text:span text:style-name="T8">][</text:span><text:span text:style-name="T4">0</text:span><text:span text:style-name="T8">])</text:span></text:p>
      <text:p text:style-name="P4"><text:s text:c="8"/><text:span text:style-name="T2">else</text:span><text:span text:style-name="T8">:</text:span></text:p>
      <text:p text:style-name="P4"><text:s text:c="12"/><text:span text:style-name="T16">print</text:span><text:span text:style-name="T8">(Solver.get_path())</text:span></text:p>
      <text:p text:style-name="P4"><text:s text:c="4"/><text:span text:style-name="T16">@</text:span><text:span text:style-name="T13">staticmethod</text:span></text:p>
      <text:p text:style-name="P4"><text:span text:style-name="T12"><text:s text:c="4"/></text:span><text:span text:style-name="T15"># Dijkstra method of node searching</text:span></text:p>
      <text:p text:style-name="P4"><text:span text:style-name="T14"><text:s text:c="4"/></text:span><text:span text:style-name="T2">def </text:span><text:span text:style-name="T11">search_from_node</text:span><text:span text:style-name="T8">(this_id):</text:span></text:p>
      <text:p text:style-name="P4"><text:s text:c="8"/><text:span text:style-name="T8">Solver.visit_queue.pop(</text:span><text:span text:style-name="T4">0</text:span><text:span text:style-name="T8">)</text:span></text:p>
      <text:p text:style-name="P4"><text:s text:c="8"/><text:span text:style-name="T8">this_node = Solver.solver_nodes[this_id]</text:span></text:p>
      <text:p text:style-name="P4"><text:s text:c="8"/><text:span text:style-name="T8">Solver.visited_count += </text:span><text:span text:style-name="T4">1</text:span></text:p>
      <text:p text:style-name="P4"><text:span text:style-name="T3"><text:s text:c="8"/></text:span><text:span text:style-name="T8">this_node.visited = </text:span><text:span text:style-name="T2">True</text:span></text:p>
      <text:p text:style-name="P4"><text:span text:style-name="T1"><text:s text:c="8"/></text:span><text:span text:style-name="T2">if </text:span><text:span text:style-name="T8">this_node.goal:</text:span></text:p>
      <text:p text:style-name="P4"><text:s text:c="12"/><text:span text:style-name="T8">Solver.solved = </text:span><text:span text:style-name="T2">True</text:span></text:p>
      <text:p text:style-name="P4"><text:span text:style-name="T1"><text:s text:c="12"/></text:span><text:span text:style-name="T8">Solver.distance = this_node.shortest_dist</text:span></text:p>
      <text:p text:style-name="P4"><text:s text:c="12"/><text:span text:style-name="T2">return</text:span></text:p>
      <text:p text:style-name="P4"><text:span text:style-name="T1"><text:s text:c="8"/></text:span><text:span text:style-name="T8">dests = Solver.order_closest_neighbours(this_id)</text:span></text:p>
      <text:p text:style-name="P4"><text:s text:c="8"/><text:span text:style-name="T2">for </text:span><text:span text:style-name="T8">d </text:span><text:span text:style-name="T2">in </text:span><text:span text:style-name="T8">dests:</text:span></text:p>
      <text:p text:style-name="P4"><text:s text:c="12"/><text:span text:style-name="T8">weight = this_node.get_node().get_connection_to(d).length()</text:span></text:p>
      <text:p text:style-name="P4"><text:s text:c="12"/><text:span text:style-name="T8">test_val = this_node.shortest_dist + weight</text:span></text:p>
      <text:p text:style-name="P4"><text:s text:c="12"/><text:span text:style-name="T2">if </text:span><text:span text:style-name="T8">Solver.solver_nodes[d].shortest_dist == -</text:span><text:span text:style-name="T4">1 </text:span><text:span text:style-name="T8">\</text:span></text:p>
      <text:p text:style-name="P4"><text:s text:c="20"/><text:span text:style-name="T2">or </text:span><text:span text:style-name="T8">test_val &lt; Solver.solver_nodes[d].shortest_dist:</text:span></text:p>
      <text:p text:style-name="P4"><text:s text:c="16"/><text:span text:style-name="T2">if </text:span><text:span text:style-name="T8">Solver.solver_nodes[d].shortest_dist != -</text:span><text:span text:style-name="T4">1</text:span><text:span text:style-name="T8">:</text:span></text:p>
      <text:p text:style-name="P4"><text:s text:c="20"/><text:span text:style-name="T8">Solver.visit_queue.remove((d</text:span><text:span text:style-name="T2">, </text:span><text:span text:style-name="T8">Solver.solver_nodes[d].shortest_dist))</text:span></text:p>
      <text:p text:style-name="P4"><text:s text:c="16"/><text:span text:style-name="T8">Solver.solver_nodes[d].shortest_dist = test_val</text:span></text:p>
      <text:p text:style-name="P4"><text:s text:c="16"/><text:span text:style-name="T8">Solver.solver_nodes[d].visited_from = this_id</text:span></text:p>
      <text:p text:style-name="P4"><text:s text:c="16"/><text:span text:style-name="T8">Solver.visit_queue.append((d</text:span><text:span text:style-name="T2">, </text:span><text:span text:style-name="T8">test_val))</text:span></text:p>
      <text:p text:style-name="P4"><text:s text:c="16"/><text:span text:style-name="T8">Solver.visit_queue.sort(</text:span><text:span text:style-name="T17">key</text:span><text:span text:style-name="T8">=Solver.sort_by_second)</text:span></text:p>
      <text:p text:style-name="P4"><text:s text:c="16"/><text:span text:style-name="T15"># Solver.search(d)</text:span></text:p>
      <text:p text:style-name="P4"><text:span text:style-name="T14"><text:s text:c="8"/></text:span><text:span text:style-name="T8">Solver.solved = </text:span><text:span text:style-name="T2">False</text:span></text:p>
      <text:p text:style-name="P4"><text:span text:style-name="T1"><text:s text:c="4"/></text:span><text:span text:style-name="T16">@</text:span><text:span text:style-name="T13">staticmethod</text:span></text:p>
      <text:p text:style-name="P4"><text:span text:style-name="T12"><text:s text:c="4"/></text:span><text:span text:style-name="T2">def </text:span><text:span text:style-name="T11">sort_by_second</text:span><text:span text:style-name="T8">(pair):</text:span></text:p>
      <text:p text:style-name="P4"><text:s text:c="8"/><text:span text:style-name="T2">return </text:span><text:span text:style-name="T8">pair[</text:span><text:span text:style-name="T4">1</text:span><text:span text:style-name="T8">]</text:span></text:p>
      <text:p text:style-name="P4"><text:s text:c="4"/><text:span text:style-name="T16">@</text:span><text:span text:style-name="T13">staticmethod</text:span></text:p>
      <text:p text:style-name="P4"><text:span text:style-name="T12"><text:s text:c="4"/></text:span><text:span text:style-name="T15"># Dijkstra method of neighbour sorting</text:span></text:p>
      <text:p text:style-name="P4"><text:span text:style-name="T14"><text:s text:c="4"/></text:span><text:span text:style-name="T2">def </text:span><text:span text:style-name="T11">order_closest_neighbours</text:span><text:span text:style-name="T8">(root):</text:span></text:p>
      <text:p text:style-name="P4"><text:s text:c="8"/><text:span text:style-name="T8">cons = GraphMaker.nodes[root].get_destinations()</text:span></text:p>
      <text:p text:style-name="P4"><text:s text:c="8"/><text:span text:style-name="T2">for </text:span><text:span text:style-name="T8">c </text:span><text:span text:style-name="T2">in </text:span><text:span text:style-name="T8">cons:</text:span></text:p>
      <text:p text:style-name="P4"><text:s text:c="12"/><text:span text:style-name="T2">if </text:span><text:span text:style-name="T8">Solver.solver_nodes[c].visited:</text:span></text:p>
      <text:p text:style-name="P4"><text:s text:c="16"/><text:span text:style-name="T8">cons.remove(c)</text:span></text:p>
      <text:p text:style-name="P4"><text:s text:c="8"/><text:span text:style-name="T8">pairs = []</text:span></text:p>
      <text:p text:style-name="P4"><text:soft-page-break/><text:s text:c="8"/><text:span text:style-name="T2">while </text:span><text:span text:style-name="T16">len</text:span><text:span text:style-name="T8">(cons) &gt; </text:span><text:span text:style-name="T4">0</text:span><text:span text:style-name="T8">:</text:span></text:p>
      <text:p text:style-name="P4"><text:s text:c="12"/><text:span text:style-name="T8">key = cons.pop()</text:span></text:p>
      <text:p text:style-name="P4"><text:s text:c="12"/><text:span text:style-name="T8">pairs.append((key</text:span><text:span text:style-name="T2">, </text:span><text:span text:style-name="T8">GraphMaker.nodes[root].get_connection_to(key).length()))</text:span></text:p>
      <text:p text:style-name="P4"><text:s text:c="8"/><text:span text:style-name="T8">pairs.sort(</text:span><text:span text:style-name="T17">key</text:span><text:span text:style-name="T8">=Solver.sort_by_second)</text:span></text:p>
      <text:p text:style-name="P4"><text:s text:c="8"/><text:span text:style-name="T8">dests = []</text:span></text:p>
      <text:p text:style-name="P4"><text:s text:c="8"/><text:span text:style-name="T2">while </text:span><text:span text:style-name="T16">len</text:span><text:span text:style-name="T8">(pairs) &gt; </text:span><text:span text:style-name="T4">0</text:span><text:span text:style-name="T8">:</text:span></text:p>
      <text:p text:style-name="P4"><text:s text:c="12"/><text:span text:style-name="T8">dests.append(pairs.pop(</text:span><text:span text:style-name="T4">0</text:span><text:span text:style-name="T8">)[</text:span><text:span text:style-name="T4">0</text:span><text:span text:style-name="T8">])</text:span></text:p>
      <text:p text:style-name="P4"><text:s text:c="8"/><text:span text:style-name="T15"># while len(cons) &gt; 0:</text:span></text:p>
      <text:p text:style-name="P6"><text:s text:c="8"/><text:span text:style-name="T8"># <text:s text:c="4"/>shortest = 9999999</text:span></text:p>
      <text:p text:style-name="P6"><text:s text:c="8"/><text:span text:style-name="T8"># <text:s text:c="4"/>short_id = -1</text:span></text:p>
      <text:p text:style-name="P6"><text:s text:c="8"/><text:span text:style-name="T8"># <text:s text:c="4"/>for i in range(len(cons)):</text:span></text:p>
      <text:p text:style-name="P6"><text:s text:c="8"/><text:span text:style-name="T8"># <text:s text:c="8"/>test_len = GraphMaker.nodes[root].get_connection_to(cons[i]).length()</text:span></text:p>
      <text:p text:style-name="P6"><text:s text:c="8"/><text:span text:style-name="T8"># <text:s text:c="8"/>if test_len &lt; shortest:</text:span></text:p>
      <text:p text:style-name="P6"><text:s text:c="8"/><text:span text:style-name="T8"># <text:s text:c="12"/>shortest = test_len</text:span></text:p>
      <text:p text:style-name="P6"><text:s text:c="8"/><text:span text:style-name="T8"># <text:s text:c="12"/>short_id = i</text:span></text:p>
      <text:p text:style-name="P6"><text:s text:c="8"/><text:span text:style-name="T8"># <text:s text:c="4"/>dests.append(cons[short_id])</text:span></text:p>
      <text:p text:style-name="P6"><text:s text:c="8"/><text:span text:style-name="T8"># <text:s text:c="4"/>cons.pop(short_id)</text:span></text:p>
      <text:p text:style-name="P4"><text:span text:style-name="T14"><text:s text:c="8"/></text:span><text:span text:style-name="T2">return </text:span><text:span text:style-name="T8">dests</text:span></text:p>
      <text:p text:style-name="P4"><text:s text:c="4"/><text:span text:style-name="T16">@</text:span><text:span text:style-name="T13">staticmethod</text:span></text:p>
      <text:p text:style-name="P4"><text:span text:style-name="T12"><text:s text:c="4"/></text:span><text:span text:style-name="T15"># return the list of nodes from start to finish</text:span></text:p>
      <text:p text:style-name="P4"><text:span text:style-name="T14"><text:s text:c="4"/></text:span><text:span text:style-name="T2">def </text:span><text:span text:style-name="T11">get_path</text:span><text:span text:style-name="T8">():</text:span></text:p>
      <text:p text:style-name="P4"><text:s text:c="8"/><text:span text:style-name="T2">if </text:span><text:span text:style-name="T16">len</text:span><text:span text:style-name="T8">(Solver.saved_path) == </text:span><text:span text:style-name="T4">0</text:span><text:span text:style-name="T8">:</text:span></text:p>
      <text:p text:style-name="P4"><text:s text:c="12"/><text:span text:style-name="T8">nodes = []</text:span></text:p>
      <text:p text:style-name="P4"><text:s text:c="12"/><text:span text:style-name="T8">flag = </text:span><text:span text:style-name="T2">True</text:span></text:p>
      <text:p text:style-name="P4"><text:span text:style-name="T1"><text:s text:c="12"/></text:span><text:span text:style-name="T8">current_id = </text:span><text:span text:style-name="T16">len</text:span><text:span text:style-name="T8">(Solver.solver_nodes) - </text:span><text:span text:style-name="T4">1</text:span></text:p>
      <text:p text:style-name="P4"><text:span text:style-name="T3"><text:s text:c="12"/></text:span><text:span text:style-name="T2">if </text:span><text:span text:style-name="T8">Solver.solver_nodes[current_id].previous() == -</text:span><text:span text:style-name="T4">1</text:span><text:span text:style-name="T8">:</text:span></text:p>
      <text:p text:style-name="P4"><text:s text:c="16"/><text:span text:style-name="T2">return </text:span><text:span text:style-name="T19">"No valid solution found."</text:span></text:p>
      <text:p text:style-name="P4"><text:span text:style-name="T18"><text:s text:c="12"/></text:span><text:span text:style-name="T2">while </text:span><text:span text:style-name="T8">flag:</text:span></text:p>
      <text:p text:style-name="P4"><text:s text:c="16"/><text:span text:style-name="T2">if </text:span><text:span text:style-name="T8">current_id == -</text:span><text:span text:style-name="T4">1</text:span><text:span text:style-name="T8">:</text:span></text:p>
      <text:p text:style-name="P4"><text:s text:c="20"/><text:span text:style-name="T8">flag = </text:span><text:span text:style-name="T2">False</text:span></text:p>
      <text:p text:style-name="P4"><text:span text:style-name="T1"><text:s text:c="16"/></text:span><text:span text:style-name="T2">else</text:span><text:span text:style-name="T8">:</text:span></text:p>
      <text:p text:style-name="P4"><text:s text:c="20"/><text:span text:style-name="T8">nodes.insert(</text:span><text:span text:style-name="T4">0</text:span><text:span text:style-name="T2">, </text:span><text:span text:style-name="T8">current_id)</text:span></text:p>
      <text:p text:style-name="P4"><text:s text:c="20"/><text:span text:style-name="T8">current_id = Solver.solver_nodes[current_id].previous()</text:span></text:p>
      <text:p text:style-name="P4"><text:s text:c="12"/><text:span text:style-name="T8">Solver.saved_path = nodes</text:span></text:p>
      <text:p text:style-name="P3"><text:s text:c="8"/><text:span text:style-name="T2">return </text:span><text:span text:style-name="T8">Solver.saved_path</text:span></text:p>
      <text:p text:style-name="P9"/>
      <text:p text:style-name="P11">GraphMaker.py</text:p>
      <text:p text:style-name="P1"><text:span text:style-name="T1">from </text:span>FileInput <text:span text:style-name="T1">import </text:span>FileInput</text:p>
      <text:p text:style-name="P5"><text:span text:style-name="T1">from </text:span>Node <text:span text:style-name="T1">import </text:span>Node</text:p>
      <text:p text:style-name="P5"><text:span text:style-name="T1">from </text:span>Link <text:span text:style-name="T1">import </text:span>Link</text:p>
      <text:p text:style-name="P5"><text:span text:style-name="T1">class </text:span>GraphMaker:</text:p>
      <text:p text:style-name="P4"><text:s text:c="4"/><text:span text:style-name="T8">nodes = []</text:span></text:p>
      <text:p text:style-name="P4"><text:s text:c="4"/><text:span text:style-name="T13">@staticmethod</text:span></text:p>
      <text:p text:style-name="P4"><text:span text:style-name="T12"><text:s text:c="4"/></text:span><text:span text:style-name="T2">def </text:span><text:span text:style-name="T11">build_nodes</text:span><text:span text:style-name="T8">():</text:span></text:p>
      <text:p text:style-name="P4"><text:s text:c="8"/><text:span text:style-name="T8">nodes = []</text:span></text:p>
      <text:p text:style-name="P4"><text:s text:c="8"/><text:span text:style-name="T8">nums = FileInput.numbers.copy()</text:span></text:p>
      <text:p text:style-name="P4"><text:s text:c="8"/><text:span text:style-name="T8">nums = nums[</text:span><text:span text:style-name="T4">1</text:span><text:span text:style-name="T8">:nums[</text:span><text:span text:style-name="T4">0</text:span><text:span text:style-name="T8">] * </text:span><text:span text:style-name="T4">2 </text:span><text:span text:style-name="T8">+ </text:span><text:span text:style-name="T4">1</text:span><text:span text:style-name="T8">]</text:span></text:p>
      <text:p text:style-name="P4"><text:s text:c="8"/><text:span text:style-name="T2">while </text:span><text:span text:style-name="T16">len</text:span><text:span text:style-name="T8">(nums) &gt; </text:span><text:span text:style-name="T4">0</text:span><text:span text:style-name="T8">:</text:span></text:p>
      <text:p text:style-name="P4"><text:s text:c="12"/><text:span text:style-name="T8">n = Node()</text:span></text:p>
      <text:p text:style-name="P4"><text:s text:c="12"/><text:span text:style-name="T8">n.set_position((nums.pop(</text:span><text:span text:style-name="T4">0</text:span><text:span text:style-name="T8">)</text:span><text:span text:style-name="T2">, </text:span><text:span text:style-name="T8">nums.pop(</text:span><text:span text:style-name="T4">0</text:span><text:span text:style-name="T8">)))</text:span></text:p>
      <text:p text:style-name="P4"><text:s text:c="12"/><text:span text:style-name="T8">nodes.append(n)</text:span></text:p>
      <text:p text:style-name="P4"><text:s text:c="12"/><text:span text:style-name="T15"># print(str(n))</text:span></text:p>
      <text:p text:style-name="P4"><text:span text:style-name="T14"><text:s text:c="8"/></text:span><text:span text:style-name="T8">GraphMaker.nodes = nodes.copy()</text:span></text:p>
      <text:p text:style-name="P4"><text:s text:c="4"/><text:span text:style-name="T13">@staticmethod</text:span></text:p>
      <text:p text:style-name="P4"><text:span text:style-name="T12"><text:s text:c="4"/></text:span><text:span text:style-name="T2">def </text:span><text:span text:style-name="T11">build_connections</text:span><text:span text:style-name="T8">():</text:span></text:p>
      <text:p text:style-name="P4"><text:s text:c="8"/><text:span text:style-name="T8">count = FileInput.count</text:span></text:p>
      <text:p text:style-name="P4"><text:s text:c="8"/><text:span text:style-name="T8">nums = FileInput.numbers.copy()</text:span></text:p>
      <text:p text:style-name="P4"><text:s text:c="8"/><text:span text:style-name="T8">cons = nums[FileInput.count * </text:span><text:span text:style-name="T4">2 </text:span><text:span text:style-name="T8">+ </text:span><text:span text:style-name="T4">1</text:span><text:span text:style-name="T8">:]</text:span></text:p>
      <text:p text:style-name="P4"><text:s text:c="8"/><text:span text:style-name="T2">for </text:span><text:span text:style-name="T8">f </text:span><text:span text:style-name="T2">in </text:span><text:span text:style-name="T16">range</text:span><text:span text:style-name="T8">(count):</text:span></text:p>
      <text:p text:style-name="P4"><text:s text:c="12"/><text:span text:style-name="T2">for </text:span><text:span text:style-name="T8">t </text:span><text:span text:style-name="T2">in </text:span><text:span text:style-name="T16">range</text:span><text:span text:style-name="T8">(count):</text:span></text:p>
      <text:p text:style-name="P4"><text:s text:c="16"/><text:span text:style-name="T2">if </text:span><text:span text:style-name="T8">cons[count * t + f] == </text:span><text:span text:style-name="T4">1</text:span><text:span text:style-name="T8">:</text:span></text:p>
      <text:p text:style-name="P4"><text:s text:c="20"/><text:span text:style-name="T8">link = Link()</text:span></text:p>
      <text:p text:style-name="P4"><text:s text:c="20"/><text:span text:style-name="T8">link.set_ends(f</text:span><text:span text:style-name="T2">, </text:span><text:span text:style-name="T8">t)</text:span></text:p>
      <text:p text:style-name="P4"><text:s text:c="20"/><text:span text:style-name="T8">link.set_length(GraphMaker.calculate_link_length(</text:span></text:p>
      <text:p text:style-name="P4"><text:s text:c="24"/><text:span text:style-name="T8">Node.nodes[f].get_position()</text:span><text:span text:style-name="T2">, </text:span><text:span text:style-name="T8">Node.nodes[t].get_position()))</text:span></text:p>
      <text:p text:style-name="P4"><text:s text:c="20"/><text:span text:style-name="T8">GraphMaker.nodes[f].add_connection(link)</text:span></text:p>
      <text:p text:style-name="P4"><text:s text:c="4"/><text:span text:style-name="T16">@</text:span><text:span text:style-name="T13">staticmethod</text:span></text:p>
      <text:p text:style-name="P4"><text:span text:style-name="T12"><text:s text:c="4"/></text:span><text:span text:style-name="T2">def </text:span><text:span text:style-name="T11">calculate_link_length</text:span><text:span text:style-name="T8">(s</text:span><text:span text:style-name="T2">, </text:span><text:span text:style-name="T8">e):</text:span></text:p>
      <text:p text:style-name="P3"><text:s text:c="8"/><text:span text:style-name="T2">return </text:span><text:span text:style-name="T8">((e[</text:span><text:span text:style-name="T4">0</text:span><text:span text:style-name="T8">] - s[</text:span><text:span text:style-name="T4">0</text:span><text:span text:style-name="T8">])**</text:span><text:span text:style-name="T4">2 </text:span><text:span text:style-name="T8">+ (e[</text:span><text:span text:style-name="T4">1</text:span><text:span text:style-name="T8">] - s[</text:span><text:span text:style-name="T4">1</text:span><text:span text:style-name="T8">])**</text:span><text:span text:style-name="T4">2</text:span><text:span text:style-name="T8">)**(</text:span><text:span text:style-name="T4">1</text:span><text:span text:style-name="T8">/</text:span><text:span text:style-name="T4">2.0</text:span><text:span text:style-name="T8">)</text:span></text:p>
      <text:p text:style-name="P9"/>
      <text:p text:style-name="P11">FileInput.py</text:p>
      <text:p text:style-name="P1"><text:span text:style-name="T1">import </text:span>os</text:p>
      <text:p text:style-name="P5"><text:span text:style-name="T1">class </text:span>FileInput:</text:p>
      <text:p text:style-name="P4"><text:s text:c="4"/><text:span text:style-name="T8">file_data = </text:span><text:span text:style-name="T19">""</text:span></text:p>
      <text:p text:style-name="P4"><text:span text:style-name="T18"><text:s text:c="4"/></text:span><text:span text:style-name="T8">count = </text:span><text:span text:style-name="T4">0</text:span></text:p>
      <text:p text:style-name="P4"><text:span text:style-name="T3"><text:s text:c="4"/></text:span><text:span text:style-name="T8">numbers = []</text:span></text:p>
      <text:p text:style-name="P4"><text:s text:c="4"/><text:span text:style-name="T13">@staticmethod</text:span></text:p>
      <text:p text:style-name="P4"><text:span text:style-name="T12"><text:s text:c="4"/></text:span><text:span text:style-name="T2">def </text:span><text:span text:style-name="T11">do_file_input</text:span><text:span text:style-name="T8">(this_dir</text:span><text:span text:style-name="T2">, </text:span><text:span text:style-name="T8">file_no):</text:span></text:p>
      <text:p text:style-name="P4"><text:s text:c="8"/><text:span text:style-name="T8">FileInput.read_file(this_dir</text:span><text:span text:style-name="T2">, </text:span><text:span text:style-name="T8">file_no)</text:span></text:p>
      <text:p text:style-name="P4"><text:s text:c="8"/><text:span text:style-name="T8">FileInput.process_data()</text:span></text:p>
      <text:p text:style-name="P4"><text:s text:c="8"/><text:span text:style-name="T8">FileInput.print_file()</text:span></text:p>
      <text:p text:style-name="P4"><text:s text:c="4"/><text:span text:style-name="T13">@staticmethod</text:span></text:p>
      <text:p text:style-name="P4"><text:span text:style-name="T12"><text:s text:c="4"/></text:span><text:span text:style-name="T2">def </text:span><text:span text:style-name="T11">read_file</text:span><text:span text:style-name="T8">(this_dir</text:span><text:span text:style-name="T2">, </text:span><text:span text:style-name="T8">file_number):</text:span></text:p>
      <text:p text:style-name="P4"><text:s text:c="8"/><text:span text:style-name="T8">rel_path = </text:span><text:span text:style-name="T19">""</text:span></text:p>
      <text:p text:style-name="P4"><text:span text:style-name="T18"><text:s text:c="8"/></text:span><text:span text:style-name="T2">if </text:span><text:span text:style-name="T8">file_number == </text:span><text:span text:style-name="T4">1</text:span><text:span text:style-name="T8">:</text:span></text:p>
      <text:p text:style-name="P4"><text:s text:c="12"/><text:span text:style-name="T8">rel_path += </text:span><text:span text:style-name="T19">"..\Caverns\input1.cav"</text:span></text:p>
      <text:p text:style-name="P4"><text:span text:style-name="T18"><text:s text:c="8"/></text:span><text:span text:style-name="T2">elif </text:span><text:span text:style-name="T8">file_number == </text:span><text:span text:style-name="T4">2</text:span><text:span text:style-name="T8">:</text:span></text:p>
      <text:p text:style-name="P4"><text:s text:c="12"/><text:span text:style-name="T8">rel_path += </text:span><text:span text:style-name="T19">"..\Caverns\input2.cav"</text:span></text:p>
      <text:p text:style-name="P4"><text:span text:style-name="T18"><text:s text:c="8"/></text:span><text:span text:style-name="T2">elif </text:span><text:span text:style-name="T8">file_number == </text:span><text:span text:style-name="T4">3</text:span><text:span text:style-name="T8">:</text:span></text:p>
      <text:p text:style-name="P4"><text:s text:c="12"/><text:span text:style-name="T8">rel_path += </text:span><text:span text:style-name="T19">"..\Caverns\input3.cav"</text:span></text:p>
      <text:p text:style-name="P4"><text:span text:style-name="T18"><text:s text:c="8"/></text:span><text:span text:style-name="T2">else</text:span><text:span text:style-name="T8">:</text:span></text:p>
      <text:p text:style-name="P4"><text:s text:c="12"/><text:span text:style-name="T8">rel_path += </text:span><text:span text:style-name="T19">"..\Caverns\input.cav"</text:span></text:p>
      <text:p text:style-name="P4"><text:span text:style-name="T18"><text:s text:c="8"/></text:span><text:span text:style-name="T8">abs_path = os.path.join(this_dir</text:span><text:span text:style-name="T2">, </text:span><text:span text:style-name="T8">rel_path)</text:span></text:p>
      <text:p text:style-name="P4"><text:s text:c="8"/><text:span text:style-name="T16">print</text:span><text:span text:style-name="T8">(</text:span><text:span text:style-name="T19">"Looking for file at: " </text:span><text:span text:style-name="T8">+ abs_path)</text:span></text:p>
      <text:p text:style-name="P4"><text:s text:c="8"/><text:span text:style-name="T2">with </text:span><text:span text:style-name="T16">open</text:span><text:span text:style-name="T8">(abs_path</text:span><text:span text:style-name="T2">, </text:span><text:span text:style-name="T19">'r'</text:span><text:span text:style-name="T8">) </text:span><text:span text:style-name="T2">as </text:span><text:span text:style-name="T8">f:</text:span></text:p>
      <text:p text:style-name="P4"><text:s text:c="12"/><text:span text:style-name="T8">FileInput.file_data = f.read()</text:span></text:p>
      <text:p text:style-name="P4"><text:s text:c="4"/><text:span text:style-name="T13">@staticmethod</text:span></text:p>
      <text:p text:style-name="P4"><text:span text:style-name="T12"><text:s text:c="4"/></text:span><text:span text:style-name="T2">def </text:span><text:span text:style-name="T11">process_data</text:span><text:span text:style-name="T8">():</text:span></text:p>
      <text:p text:style-name="P4"><text:s text:c="8"/><text:span text:style-name="T2">if </text:span><text:span text:style-name="T16">len</text:span><text:span text:style-name="T8">(FileInput.numbers) &gt; </text:span><text:span text:style-name="T4">0</text:span><text:span text:style-name="T8">:</text:span></text:p>
      <text:p text:style-name="P4"><text:s text:c="12"/><text:span text:style-name="T8">FileInput.numbers.clear()</text:span></text:p>
      <text:p text:style-name="P4"><text:s text:c="8"/><text:span text:style-name="T8">sep = FileInput.file_data.split(</text:span><text:span text:style-name="T19">','</text:span><text:span text:style-name="T8">)</text:span></text:p>
      <text:p text:style-name="P4"><text:s text:c="8"/><text:span text:style-name="T8">FileInput.count = </text:span><text:span text:style-name="T16">int</text:span><text:span text:style-name="T8">(sep[</text:span><text:span text:style-name="T4">0</text:span><text:span text:style-name="T8">])</text:span></text:p>
      <text:p text:style-name="P4"><text:s text:c="8"/><text:span text:style-name="T2">for </text:span><text:span text:style-name="T8">val </text:span><text:span text:style-name="T2">in </text:span><text:span text:style-name="T8">sep:</text:span></text:p>
      <text:p text:style-name="P4"><text:s text:c="12"/><text:span text:style-name="T8">FileInput.numbers.append(</text:span><text:span text:style-name="T16">int</text:span><text:span text:style-name="T8">(val))</text:span></text:p>
      <text:p text:style-name="P4"><text:s text:c="4"/><text:span text:style-name="T16">@</text:span><text:span text:style-name="T13">staticmethod</text:span></text:p>
      <text:p text:style-name="P4"><text:span text:style-name="T12"><text:s text:c="4"/></text:span><text:span text:style-name="T2">def </text:span><text:span text:style-name="T11">print_file</text:span><text:span text:style-name="T8">():</text:span></text:p>
      <text:p text:style-name="P4"><text:s text:c="8"/><text:span text:style-name="T16">print</text:span><text:span text:style-name="T8">(FileInput.numbers[:</text:span><text:span text:style-name="T4">1</text:span><text:span text:style-name="T8">])</text:span></text:p>
      <text:p text:style-name="P4"><text:s text:c="8"/><text:span text:style-name="T16">print</text:span><text:span text:style-name="T8">(FileInput.numbers[</text:span><text:span text:style-name="T4">1</text:span><text:span text:style-name="T8">:</text:span><text:span text:style-name="T4">1 </text:span><text:span text:style-name="T8">+ FileInput.count * </text:span><text:span text:style-name="T4">2</text:span><text:span text:style-name="T8">])</text:span></text:p>
      <text:p text:style-name="P4"><text:s text:c="8"/><text:span text:style-name="T2">for </text:span><text:span text:style-name="T8">i </text:span><text:span text:style-name="T2">in </text:span><text:span text:style-name="T16">range</text:span><text:span text:style-name="T8">(FileInput.count):</text:span></text:p>
      <text:p text:style-name="P4"><text:s text:c="12"/><text:span text:style-name="T16">print</text:span><text:span text:style-name="T8">(FileInput.numbers[</text:span><text:span text:style-name="T4">1 </text:span><text:span text:style-name="T8">+ FileInput.count * </text:span><text:span text:style-name="T4">2 </text:span><text:span text:style-name="T8">+ FileInput.count * i:</text:span></text:p>
      <text:p text:style-name="P3"><text:s text:c="36"/><text:span text:style-name="T4">1 </text:span><text:span text:style-name="T8">+ FileInput.count * </text:span><text:span text:style-name="T4">2 </text:span><text:span text:style-name="T8">+ FileInput.count * (i+</text:span><text:span text:style-name="T4">1</text:span><text:span text:style-name="T8">)])</text:span></text:p>
      <text:p text:style-name="P9"/>
      <text:p text:style-name="P11">Node.py</text:p>
      <text:p text:style-name="P1"><text:span text:style-name="T1">from </text:span>Link <text:span text:style-name="T1">import </text:span>Link</text:p>
      <text:p text:style-name="P5"><text:span text:style-name="T1">from </text:span>NodeData <text:span text:style-name="T1">import </text:span>NodeData</text:p>
      <text:p text:style-name="P5"><text:span text:style-name="T1">class </text:span>Node:</text:p>
      <text:p text:style-name="P4"><text:s text:c="4"/><text:span text:style-name="T8">unique_id = </text:span><text:span text:style-name="T4">0</text:span></text:p>
      <text:p text:style-name="P4"><text:span text:style-name="T3"><text:s text:c="4"/></text:span><text:span text:style-name="T8">nodes = [] <text:s/></text:span><text:span text:style-name="T15"># list of node data</text:span></text:p>
      <text:p text:style-name="P4"><text:span text:style-name="T14"><text:s text:c="4"/></text:span><text:span text:style-name="T2">def </text:span><text:span text:style-name="T9">__init__</text:span><text:span text:style-name="T8">(</text:span><text:span text:style-name="T10">self</text:span><text:span text:style-name="T8">):</text:span></text:p>
      <text:p text:style-name="P4"><text:s text:c="8"/><text:span text:style-name="T8">Node.nodes.append(NodeData())</text:span></text:p>
      <text:p text:style-name="P4"><text:s text:c="8"/><text:span text:style-name="T10">self</text:span><text:span text:style-name="T8">.id = Node.unique_id</text:span></text:p>
      <text:p text:style-name="P4"><text:s text:c="8"/><text:span text:style-name="T8">Node.unique_id += </text:span><text:span text:style-name="T4">1</text:span></text:p>
      <text:p text:style-name="P4"><text:span text:style-name="T3"><text:s text:c="4"/></text:span><text:span text:style-name="T2">def </text:span><text:span text:style-name="T9">__str__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19">"ID:" </text:span><text:span text:style-name="T8">+ </text:span><text:span text:style-name="T16">str</text:span><text:span text:style-name="T8">(</text:span><text:span text:style-name="T10">self</text:span><text:span text:style-name="T8">.id + </text:span><text:span text:style-name="T4">1</text:span><text:span text:style-name="T8">) + </text:span><text:span text:style-name="T19">", " </text:span><text:span text:style-name="T8">+ </text:span><text:span text:style-name="T16">str</text:span><text:span text:style-name="T8">(Node.nodes[</text:span><text:span text:style-name="T10">self</text:span><text:span text:style-name="T8">.id])</text:span></text:p>
      <text:p text:style-name="P4"><text:s text:c="4"/><text:span text:style-name="T2">def </text:span><text:span text:style-name="T11">set_position</text:span><text:span text:style-name="T8">(</text:span><text:span text:style-name="T10">self</text:span><text:span text:style-name="T2">, </text:span><text:span text:style-name="T8">pos):</text:span></text:p>
      <text:p text:style-name="P4"><text:s text:c="8"/><text:span text:style-name="T8">Node.nodes[</text:span><text:span text:style-name="T10">self</text:span><text:span text:style-name="T8">.id].set_position(pos)</text:span></text:p>
      <text:p text:style-name="P4"><text:s text:c="4"/><text:span text:style-name="T2">def </text:span><text:span text:style-name="T11">get_position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8">Node.nodes[</text:span><text:span text:style-name="T10">self</text:span><text:span text:style-name="T8">.id].get_position()</text:span></text:p>
      <text:p text:style-name="P4"><text:s text:c="4"/><text:span text:style-name="T2">def </text:span><text:span text:style-name="T11">add_connection</text:span><text:span text:style-name="T8">(</text:span><text:span text:style-name="T10">self</text:span><text:span text:style-name="T2">, </text:span><text:span text:style-name="T8">con):</text:span></text:p>
      <text:p text:style-name="P4"><text:s text:c="8"/><text:span text:style-name="T8">Node.nodes[</text:span><text:span text:style-name="T10">self</text:span><text:span text:style-name="T8">.id].add_connection(con)</text:span></text:p>
      <text:p text:style-name="P4"><text:s text:c="8"/></text:p>
      <text:p text:style-name="P4"><text:s text:c="4"/><text:span text:style-name="T2">def </text:span><text:span text:style-name="T11">get_links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8">Node.nodes[</text:span><text:span text:style-name="T10">self</text:span><text:span text:style-name="T8">.id].get_connections()</text:span></text:p>
      <text:p text:style-name="P4"><text:s text:c="4"/><text:span text:style-name="T2">def </text:span><text:span text:style-name="T11">get_destinations</text:span><text:span text:style-name="T8">(</text:span><text:span text:style-name="T10">self</text:span><text:span text:style-name="T8">):</text:span></text:p>
      <text:p text:style-name="P4"><text:s text:c="8"/><text:span text:style-name="T8">dests = []</text:span></text:p>
      <text:p text:style-name="P4"><text:s text:c="8"/><text:span text:style-name="T2">for </text:span><text:span text:style-name="T8">con </text:span><text:span text:style-name="T2">in </text:span><text:span text:style-name="T8">Node.nodes[</text:span><text:span text:style-name="T10">self</text:span><text:span text:style-name="T8">.id].get_connections():</text:span></text:p>
      <text:p text:style-name="P4"><text:s text:c="12"/><text:span text:style-name="T8">dests.append(con.end_node())</text:span></text:p>
      <text:p text:style-name="P4"><text:s text:c="8"/><text:span text:style-name="T2">return </text:span><text:span text:style-name="T8">dests</text:span></text:p>
      <text:p text:style-name="P4"><text:s text:c="4"/><text:span text:style-name="T2">def </text:span><text:span text:style-name="T11">get_connection_to</text:span><text:span text:style-name="T8">(</text:span><text:span text:style-name="T10">self</text:span><text:span text:style-name="T2">, </text:span><text:span text:style-name="T8">val):</text:span></text:p>
      <text:p text:style-name="P4"><text:s text:c="8"/><text:span text:style-name="T2">for </text:span><text:span text:style-name="T8">con </text:span><text:span text:style-name="T2">in </text:span><text:span text:style-name="T8">Node.nodes[</text:span><text:span text:style-name="T10">self</text:span><text:span text:style-name="T8">.id].get_connections():</text:span></text:p>
      <text:p text:style-name="P4"><text:s text:c="12"/><text:span text:style-name="T2">if </text:span><text:span text:style-name="T8">con.end_node() == val:</text:span></text:p>
      <text:p text:style-name="P4"><text:s text:c="16"/><text:span text:style-name="T2">return </text:span><text:span text:style-name="T8">con</text:span></text:p>
      <text:p text:style-name="P4"><text:s text:c="8"/><text:span text:style-name="T2">return </text:span><text:span text:style-name="T8">Link()</text:span></text:p>
      <text:p text:style-name="P4"><text:s text:c="4"/><text:span text:style-name="T2">def </text:span><text:span text:style-name="T11">clear_connections</text:span><text:span text:style-name="T8">(</text:span><text:span text:style-name="T10">self</text:span><text:span text:style-name="T8">):</text:span></text:p>
      <text:p text:style-name="P3"><text:s text:c="8"/><text:span text:style-name="T8">Node.nodes[</text:span><text:span text:style-name="T10">self</text:span><text:span text:style-name="T8">.id].clear_connections()</text:span></text:p>
      <text:p text:style-name="P9"/>
      <text:p text:style-name="P11">NodeData.py</text:p>
      <text:p text:style-name="P1"><text:span text:style-name="T1">class </text:span>NodeData:</text:p>
      <text:p text:style-name="P4"><text:s text:c="4"/><text:span text:style-name="T2">def </text:span><text:span text:style-name="T9">__init__</text:span><text:span text:style-name="T8">(</text:span><text:span text:style-name="T10">self</text:span><text:span text:style-name="T8">):</text:span></text:p>
      <text:p text:style-name="P4"><text:s text:c="8"/><text:span text:style-name="T10">self</text:span><text:span text:style-name="T8">.location = (</text:span><text:span text:style-name="T4">0</text:span><text:span text:style-name="T2">, </text:span><text:span text:style-name="T4">0</text:span><text:span text:style-name="T8">)</text:span></text:p>
      <text:p text:style-name="P4"><text:s text:c="8"/><text:span text:style-name="T10">self</text:span><text:span text:style-name="T8">.connections = [] <text:s/></text:span><text:span text:style-name="T15"># List of links</text:span></text:p>
      <text:p text:style-name="P4"><text:span text:style-name="T14"><text:s text:c="4"/></text:span><text:span text:style-name="T2">def </text:span><text:span text:style-name="T9">__str__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19">"Node[loc:" </text:span><text:span text:style-name="T8">+ </text:span><text:span text:style-name="T16">str</text:span><text:span text:style-name="T8">(</text:span><text:span text:style-name="T10">self</text:span><text:span text:style-name="T8">.location) + </text:span><text:span text:style-name="T19">",cons:" </text:span><text:span text:style-name="T8">+ </text:span><text:span text:style-name="T16">str</text:span><text:span text:style-name="T8">(</text:span><text:span text:style-name="T16">len</text:span><text:span text:style-name="T8">(</text:span><text:span text:style-name="T10">self</text:span><text:span text:style-name="T8">.connections)) + </text:span><text:span text:style-name="T19">"]"</text:span></text:p>
      <text:p text:style-name="P4"><text:span text:style-name="T18"><text:s text:c="4"/></text:span><text:span text:style-name="T2">def </text:span><text:span text:style-name="T11">set_position</text:span><text:span text:style-name="T8">(</text:span><text:span text:style-name="T10">self</text:span><text:span text:style-name="T2">, </text:span><text:span text:style-name="T8">pos):</text:span></text:p>
      <text:p text:style-name="P4"><text:s text:c="8"/><text:span text:style-name="T10">self</text:span><text:span text:style-name="T8">.location = pos</text:span></text:p>
      <text:p text:style-name="P4"><text:s text:c="4"/><text:span text:style-name="T2">def </text:span><text:span text:style-name="T11">get_position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10">self</text:span><text:span text:style-name="T8">.location</text:span></text:p>
      <text:p text:style-name="P4"><text:s text:c="4"/><text:span text:style-name="T2">def </text:span><text:span text:style-name="T11">add_connection</text:span><text:span text:style-name="T8">(</text:span><text:span text:style-name="T10">self</text:span><text:span text:style-name="T2">, </text:span><text:span text:style-name="T8">con):</text:span></text:p>
      <text:p text:style-name="P4"><text:s text:c="8"/><text:span text:style-name="T10">self</text:span><text:span text:style-name="T8">.connections.append(con)</text:span></text:p>
      <text:p text:style-name="P4"><text:s text:c="4"/><text:span text:style-name="T2">def </text:span><text:span text:style-name="T11">get_connections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10">self</text:span><text:span text:style-name="T8">.connections</text:span></text:p>
      <text:p text:style-name="P4"><text:s text:c="4"/><text:span text:style-name="T2">def </text:span><text:span text:style-name="T11">clear_connections</text:span><text:span text:style-name="T8">(</text:span><text:span text:style-name="T10">self</text:span><text:span text:style-name="T8">):</text:span></text:p>
      <text:p text:style-name="P3"><text:s text:c="8"/><text:span text:style-name="T10">self</text:span><text:span text:style-name="T8">.connections.clear()</text:span></text:p>
      <text:p text:style-name="P9"/>
      <text:p text:style-name="P11">Link.py</text:p>
      <text:p text:style-name="P1"><text:span text:style-name="T1">class </text:span>Link:</text:p>
      <text:p text:style-name="P4"><text:s text:c="4"/><text:span text:style-name="T2">def </text:span><text:span text:style-name="T9">__init__</text:span><text:span text:style-name="T8">(</text:span><text:span text:style-name="T10">self</text:span><text:span text:style-name="T8">):</text:span></text:p>
      <text:p text:style-name="P4"><text:s text:c="8"/><text:span text:style-name="T10">self</text:span><text:span text:style-name="T8">.start = </text:span><text:span text:style-name="T4">0</text:span></text:p>
      <text:p text:style-name="P4"><text:span text:style-name="T3"><text:s text:c="8"/></text:span><text:span text:style-name="T10">self</text:span><text:span text:style-name="T8">.end = </text:span><text:span text:style-name="T4">0</text:span></text:p>
      <text:p text:style-name="P4"><text:span text:style-name="T3"><text:s text:c="8"/></text:span><text:span text:style-name="T10">self</text:span><text:span text:style-name="T8">.weight = </text:span><text:span text:style-name="T4">0</text:span></text:p>
      <text:p text:style-name="P4"><text:span text:style-name="T3"><text:s text:c="4"/></text:span><text:span text:style-name="T2">def </text:span><text:span text:style-name="T11">start_node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10">self</text:span><text:span text:style-name="T8">.start</text:span></text:p>
      <text:p text:style-name="P4"><text:s text:c="4"/><text:span text:style-name="T2">def </text:span><text:span text:style-name="T11">end_node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10">self</text:span><text:span text:style-name="T8">.end</text:span></text:p>
      <text:p text:style-name="P4"><text:s text:c="4"/><text:span text:style-name="T2">def </text:span><text:span text:style-name="T11">length</text:span><text:span text:style-name="T8">(</text:span><text:span text:style-name="T10">self</text:span><text:span text:style-name="T8">):</text:span></text:p>
      <text:p text:style-name="P4"><text:s text:c="8"/><text:span text:style-name="T2">return </text:span><text:span text:style-name="T10">self</text:span><text:span text:style-name="T8">.weight</text:span></text:p>
      <text:p text:style-name="P4"><text:s text:c="4"/><text:span text:style-name="T2">def </text:span><text:span text:style-name="T11">set_start</text:span><text:span text:style-name="T8">(</text:span><text:span text:style-name="T10">self</text:span><text:span text:style-name="T2">, </text:span><text:span text:style-name="T8">s):</text:span></text:p>
      <text:p text:style-name="P4"><text:s text:c="8"/><text:span text:style-name="T10">self</text:span><text:span text:style-name="T8">.start = s</text:span></text:p>
      <text:p text:style-name="P4"><text:s text:c="4"/><text:span text:style-name="T2">def </text:span><text:span text:style-name="T11">set_end</text:span><text:span text:style-name="T8">(</text:span><text:span text:style-name="T10">self</text:span><text:span text:style-name="T2">, </text:span><text:span text:style-name="T8">e):</text:span></text:p>
      <text:p text:style-name="P4"><text:s text:c="8"/><text:span text:style-name="T10">self</text:span><text:span text:style-name="T8">.end = e</text:span></text:p>
      <text:p text:style-name="P4"><text:s text:c="4"/><text:span text:style-name="T2">def </text:span><text:span text:style-name="T11">set_length</text:span><text:span text:style-name="T8">(</text:span><text:span text:style-name="T10">self</text:span><text:span text:style-name="T2">, </text:span><text:span text:style-name="T8">l):</text:span></text:p>
      <text:p text:style-name="P4"><text:s text:c="8"/><text:span text:style-name="T10">self</text:span><text:span text:style-name="T8">.weight = l</text:span></text:p>
      <text:p text:style-name="P4"><text:s text:c="4"/><text:span text:style-name="T2">def </text:span><text:span text:style-name="T11">set_ends</text:span><text:span text:style-name="T8">(</text:span><text:span text:style-name="T10">self</text:span><text:span text:style-name="T2">, </text:span><text:span text:style-name="T8">s</text:span><text:span text:style-name="T2">, </text:span><text:span text:style-name="T8">e):</text:span></text:p>
      <text:p text:style-name="P4"><text:s text:c="8"/><text:span text:style-name="T10">self</text:span><text:span text:style-name="T8">.start = s</text:span></text:p>
      <text:p text:style-name="P3"><text:s text:c="8"/><text:span text:style-name="T10">self</text:span><text:span text:style-name="T8">.end = e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Timothy S. Sanderson<text:tab/>40219124<text:tab/>set081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Sanderson</meta:initial-creator>
    <meta:creation-date>2018-03-30T16:32:23.86</meta:creation-date>
    <meta:document-statistic meta:table-count="0" meta:image-count="0" meta:object-count="0" meta:page-count="14" meta:paragraph-count="599" meta:word-count="1845" meta:character-count="21798"/>
    <dc:date>2018-03-30T16:43:31.48</dc:date>
    <dc:creator>Timothy Sanderson</dc:creator>
    <meta:editing-duration>PT11M7S</meta:editing-duration>
    <meta:editing-cycles>1</meta:editing-cycles>
    <meta:generator>OpenOffice/4.1.2$Win32 OpenOffice.org_project/412m3$Build-9782</meta:generator>
  </office:meta>
</office:document-meta>
</file>